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3C000000112D86B0A82A63D1EF.png" manifest:media-type="image/png"/>
  <manifest:file-entry manifest:full-path="Pictures/100000000000004C00000011CDA2A8F2EB8A6151.png" manifest:media-type="image/png"/>
  <manifest:file-entry manifest:full-path="Pictures/100000000000001400000006797034822BF69239.png" manifest:media-type="image/png"/>
  <manifest:file-entry manifest:full-path="Pictures/10000000000000300000000D7CB8AA87F088BED7.png" manifest:media-type="image/png"/>
  <manifest:file-entry manifest:full-path="Pictures/100000000000000D0000000CC70057E5187BDD67.png" manifest:media-type="image/png"/>
  <manifest:file-entry manifest:full-path="Pictures/100000000000000B0000000DCD3B6EEAEFD48B8F.png" manifest:media-type="image/png"/>
  <manifest:file-entry manifest:full-path="Pictures/100000000000000C0000000C51AF95D6B4176341.png" manifest:media-type="image/png"/>
  <manifest:file-entry manifest:full-path="Pictures/100000000000000200000003E7E0304680A0CEBE.png" manifest:media-type="image/png"/>
  <manifest:file-entry manifest:full-path="Pictures/100000000000000E0000000CF90CD54EF82D373C.png" manifest:media-type="image/png"/>
  <manifest:file-entry manifest:full-path="Pictures/100000000000000B0000000B0C6905D7F47FF5F0.png" manifest:media-type="image/png"/>
  <manifest:file-entry manifest:full-path="Pictures/10000000000000140000000C9CB915FEDC6DE371.png" manifest:media-type="image/png"/>
  <manifest:file-entry manifest:full-path="Pictures/100000000000000B0000000BE72C2807D3D57B77.png" manifest:media-type="image/png"/>
  <manifest:file-entry manifest:full-path="Pictures/100000000000000B0000000DA44BE17C0E651547.png" manifest:media-type="image/png"/>
  <manifest:file-entry manifest:full-path="Pictures/100000000000000C000000112B442B0B84931320.png" manifest:media-type="image/png"/>
  <manifest:file-entry manifest:full-path="Pictures/10000000000000060000000CFCB13053F6807D0B.png" manifest:media-type="image/png"/>
  <manifest:file-entry manifest:full-path="Pictures/100000000000000B0000000CA5E10C8A622A4C2E.png" manifest:media-type="image/png"/>
  <manifest:file-entry manifest:full-path="Pictures/10000000000000140000000C1F15F494FB602A3B.png" manifest:media-type="image/png"/>
  <manifest:file-entry manifest:full-path="Pictures/100000000000000B0000000C7F30C254AEBC9F85.png" manifest:media-type="image/png"/>
  <manifest:file-entry manifest:full-path="Pictures/10000000000000150000000C00CF0E6892A19A03.png" manifest:media-type="image/png"/>
  <manifest:file-entry manifest:full-path="Pictures/100000000000000B0000001094507953E91F9E99.png" manifest:media-type="image/png"/>
  <manifest:file-entry manifest:full-path="Pictures/100000000000000B0000000D30FED214C93CC75E.png" manifest:media-type="image/png"/>
  <manifest:file-entry manifest:full-path="Pictures/10000000000000170000000D4CADE27479153A10.png" manifest:media-type="image/png"/>
  <manifest:file-entry manifest:full-path="Pictures/100000000000000C0000000C618766E6B7461333.png" manifest:media-type="image/png"/>
  <manifest:file-entry manifest:full-path="Pictures/100000000000000E0000000CC84F202B62B311A1.png" manifest:media-type="image/png"/>
  <manifest:file-entry manifest:full-path="Pictures/100000000000000B000000109DF34FAC47970DDE.png" manifest:media-type="image/png"/>
  <manifest:file-entry manifest:full-path="Pictures/10000000000000090000000C9487C5C15274522C.png" manifest:media-type="image/png"/>
  <manifest:file-entry manifest:full-path="Pictures/1000000000000008000000034FF2C31A0D24DF54.png" manifest:media-type="image/png"/>
  <manifest:file-entry manifest:full-path="Pictures/100000000000000C0000000BD8CC6C9126F49DEB.png" manifest:media-type="image/png"/>
  <manifest:file-entry manifest:full-path="Pictures/10000000000000080000000B7B1908B9B35FE7A6.png" manifest:media-type="image/png"/>
  <manifest:file-entry manifest:full-path="Pictures/100000000000000B0000000BC2FF0B7A03976C78.png" manifest:media-type="image/png"/>
  <manifest:file-entry manifest:full-path="Pictures/100000000000000700000009AB3F8EBFBF4DAB75.png" manifest:media-type="image/png"/>
  <manifest:file-entry manifest:full-path="Pictures/10000000000000010000000A679752DBF1A30DD3.png" manifest:media-type="image/png"/>
  <manifest:file-entry manifest:full-path="Pictures/100000000000000C0000000B50B4B1B3DDB98A0F.png" manifest:media-type="image/png"/>
  <manifest:file-entry manifest:full-path="Pictures/100000000000000C0000000BC815F02E6E2FE352.png" manifest:media-type="image/png"/>
  <manifest:file-entry manifest:full-path="Pictures/100000000000000B0000000D3D8D3A4BA2B34C34.png" manifest:media-type="image/png"/>
  <manifest:file-entry manifest:full-path="Pictures/100000000000000A0000000B6B30CE720AB223F5.png" manifest:media-type="image/png"/>
  <manifest:file-entry manifest:full-path="Pictures/100000000000000A0000000CC735F9FCDB966EF2.png" manifest:media-type="image/png"/>
  <manifest:file-entry manifest:full-path="Pictures/100000000000000B0000000CF266E5CF9226F8FE.png" manifest:media-type="image/png"/>
  <manifest:file-entry manifest:full-path="Pictures/100000000000000B0000001007A8BF6A49E5F06F.png" manifest:media-type="image/png"/>
  <manifest:file-entry manifest:full-path="Pictures/100000000000000A0000000C7A1A3E67265354A0.png" manifest:media-type="image/png"/>
  <manifest:file-entry manifest:full-path="Pictures/10000000000000130000000B160EF7EC0A063ADA.png" manifest:media-type="image/png"/>
  <manifest:file-entry manifest:full-path="Pictures/100000000000000A0000000FF483671C21C4C0B6.png" manifest:media-type="image/png"/>
  <manifest:file-entry manifest:full-path="Pictures/100000000000000B0000001067BF6A8E9D472B90.png" manifest:media-type="image/png"/>
  <manifest:file-entry manifest:full-path="Pictures/100000000000000C0000000E577F0D2AC63DE8BC.png" manifest:media-type="image/png"/>
  <manifest:file-entry manifest:full-path="Pictures/1000000000000006000000074C433D107B8BB7C7.png" manifest:media-type="image/png"/>
  <manifest:file-entry manifest:full-path="Pictures/10000000000000080000000C73552AABFD00B339.png" manifest:media-type="image/png"/>
  <manifest:file-entry manifest:full-path="Pictures/100000000000000A0000000C8FA76A1019119E23.png" manifest:media-type="image/png"/>
  <manifest:file-entry manifest:full-path="Pictures/100000000000001000000012AD5DCD7C7B586EE0.png" manifest:media-type="image/png"/>
  <manifest:file-entry manifest:full-path="Pictures/100000000000000C00000010892478E1F57B9370.png" manifest:media-type="image/png"/>
  <manifest:file-entry manifest:full-path="Pictures/100000000000000A0000000C315EED642843F66B.png" manifest:media-type="image/png"/>
  <manifest:file-entry manifest:full-path="Pictures/100000000000001600000016FB58C2BF3FA8F45B.png" manifest:media-type="image/png"/>
  <manifest:file-entry manifest:full-path="Pictures/100000000000000300000005D81D50AD25E269C3.png" manifest:media-type="image/png"/>
  <manifest:file-entry manifest:full-path="Pictures/100000000000000800000002397486E625AE13F0.png" manifest:media-type="image/png"/>
  <manifest:file-entry manifest:full-path="Pictures/10000000000000030000000E8674CB641A27C094.png" manifest:media-type="image/png"/>
  <manifest:file-entry manifest:full-path="Pictures/10000000000000150000000E88DFD6991A9168B3.png" manifest:media-type="image/png"/>
  <manifest:file-entry manifest:full-path="Pictures/1000000000000010000000110562F6324C4F0409.png" manifest:media-type="image/png"/>
  <manifest:file-entry manifest:full-path="Pictures/100000000000000B0000000CBF66C4ED976C84E2.png" manifest:media-type="image/png"/>
  <manifest:file-entry manifest:full-path="Pictures/100000000000000B0000000C34468251D342D3DF.png" manifest:media-type="image/png"/>
  <manifest:file-entry manifest:full-path="Pictures/100000000000000E0000000B8EE4FF9A6A3AE214.png" manifest:media-type="image/png"/>
  <manifest:file-entry manifest:full-path="Pictures/10000000000000090000000CA7931CDE120A6C46.png" manifest:media-type="image/png"/>
  <manifest:file-entry manifest:full-path="Pictures/100000000000000200000002179AEB327F1E8A55.png" manifest:media-type="image/png"/>
  <manifest:file-entry manifest:full-path="Pictures/1000000000000010000000141DFCEEB63448FD17.png" manifest:media-type="image/png"/>
  <manifest:file-entry manifest:full-path="Pictures/100000000000000B0000000CCD3D2F059CD7CE39.png" manifest:media-type="image/png"/>
  <manifest:file-entry manifest:full-path="Pictures/100000000000000C0000000C0D823C28CAB7378E.png" manifest:media-type="image/png"/>
  <manifest:file-entry manifest:full-path="Pictures/100000000000000E0000000CD12681E4911472C2.png" manifest:media-type="image/png"/>
  <manifest:file-entry manifest:full-path="Pictures/10000000000000170000000EC0A7DFF33C9FEF62.png" manifest:media-type="image/png"/>
  <manifest:file-entry manifest:full-path="Pictures/100000000000000B0000000C47459097E1505A7F.png" manifest:media-type="image/png"/>
  <manifest:file-entry manifest:full-path="Pictures/100000000000000200000007F0BD0E9670E6FBAB.png" manifest:media-type="image/png"/>
  <manifest:file-entry manifest:full-path="Pictures/100000000000000D0000000BD20E6D9F181DC6F9.png" manifest:media-type="image/png"/>
  <manifest:file-entry manifest:full-path="Pictures/10000000000000080000000C600A3628DD50A322.png" manifest:media-type="image/png"/>
  <manifest:file-entry manifest:full-path="Pictures/100000000000000B0000000B57786C8B064746C1.png" manifest:media-type="image/png"/>
  <manifest:file-entry manifest:full-path="Pictures/100000000000000C00000010813760FBD57CCF5A.png" manifest:media-type="image/png"/>
  <manifest:file-entry manifest:full-path="Pictures/10000000000000090000000C608BA2720E4CB998.png" manifest:media-type="image/png"/>
  <manifest:file-entry manifest:full-path="Pictures/10000000000000110000000CAB96D3642D5BC03B.png" manifest:media-type="image/png"/>
  <manifest:file-entry manifest:full-path="Pictures/10000000000000150000000EB7C237562C8B4630.png" manifest:media-type="image/png"/>
  <manifest:file-entry manifest:full-path="Pictures/100000000000001000000015BCDDCB0D91F54B28.png" manifest:media-type="image/png"/>
  <manifest:file-entry manifest:full-path="Pictures/10000000000000220000000DB72060CA2DDF7D97.png" manifest:media-type="image/png"/>
  <manifest:file-entry manifest:full-path="Pictures/100000000000000B00000011EFA6D870164F1221.png" manifest:media-type="image/png"/>
  <manifest:file-entry manifest:full-path="Pictures/100000000000001200000015081ADB7B53537911.png" manifest:media-type="image/png"/>
  <manifest:file-entry manifest:full-path="Pictures/1000000000000011000000157371E8FD5A2E535C.png" manifest:media-type="image/png"/>
  <manifest:file-entry manifest:full-path="Pictures/100000000000000B0000000B4B9B2AE0F2D44C68.png" manifest:media-type="image/png"/>
  <manifest:file-entry manifest:full-path="Pictures/100000000000000F000000152AD9D6977A8732D6.png" manifest:media-type="image/png"/>
  <manifest:file-entry manifest:full-path="Pictures/100000000000000D0000001566E54674EA202D83.png" manifest:media-type="image/png"/>
  <manifest:file-entry manifest:full-path="Pictures/100000000000000C00000015D1B5F534B1908E5A.png" manifest:media-type="image/png"/>
  <manifest:file-entry manifest:full-path="Pictures/100000000000000B0000000CFEB27C6E65A9DF02.png" manifest:media-type="image/png"/>
  <manifest:file-entry manifest:full-path="Pictures/100000000000001300000015FB9A683DEC50E81A.png" manifest:media-type="image/png"/>
  <manifest:file-entry manifest:full-path="Pictures/100000000000000B0000000BA949C20734F7A0BC.png" manifest:media-type="image/png"/>
  <manifest:file-entry manifest:full-path="Pictures/10000000000000100000000BE82C861FD838991D.png" manifest:media-type="image/png"/>
  <manifest:file-entry manifest:full-path="Pictures/100000000000000B0000000C7AF1BC9607F0DA89.png" manifest:media-type="image/png"/>
  <manifest:file-entry manifest:full-path="Pictures/10000000000000070000000570E208CBE360FA78.png" manifest:media-type="image/png"/>
  <manifest:file-entry manifest:full-path="Pictures/10000000000000050000000BEE7277F6830BFBBB.png" manifest:media-type="image/png"/>
  <manifest:file-entry manifest:full-path="Pictures/100000000000000B00000010B994075FA1F185F0.png" manifest:media-type="image/png"/>
  <manifest:file-entry manifest:full-path="Pictures/10000000000000150000000CFF3E45B7709D5556.png" manifest:media-type="image/png"/>
  <manifest:file-entry manifest:full-path="Pictures/100000000000001E00000011449044367AB407D7.png" manifest:media-type="image/png"/>
  <manifest:file-entry manifest:full-path="Pictures/100000000000000E00000015B6233E45C7DD004D.png" manifest:media-type="image/png"/>
  <manifest:file-entry manifest:full-path="Pictures/1000000000000010000000156D7721CFA1597F38.png" manifest:media-type="image/png"/>
  <manifest:file-entry manifest:full-path="Pictures/100000000000007D0000001F26E74D4C0908355A.png" manifest:media-type="image/png"/>
  <manifest:file-entry manifest:full-path="Pictures/100000000000000B0000000D789A82EA976728CE.png" manifest:media-type="image/png"/>
  <manifest:file-entry manifest:full-path="Pictures/10000000000000090000000C6ADDCA6DA2503119.png" manifest:media-type="image/png"/>
  <manifest:file-entry manifest:full-path="Pictures/10000000000000090000000BA04A18CF87A5A2D5.png" manifest:media-type="image/png"/>
  <manifest:file-entry manifest:full-path="Pictures/100000000000000A0000000BA21AAE13B6BC3ED5.png" manifest:media-type="image/png"/>
  <manifest:file-entry manifest:full-path="Pictures/100000000000000B0000000C5FB3E4FAE624E0DE.png" manifest:media-type="image/png"/>
  <manifest:file-entry manifest:full-path="Pictures/100000000000000A0000000CC576757015C76FA7.png" manifest:media-type="image/png"/>
  <manifest:file-entry manifest:full-path="Pictures/10000000000000090000000B0B60E2DD1D0B34AA.png" manifest:media-type="image/png"/>
  <manifest:file-entry manifest:full-path="Pictures/1000000000000009000000030968EEFF304565EC.png" manifest:media-type="image/png"/>
  <manifest:file-entry manifest:full-path="Pictures/100000000000000B0000000CB503B5527D64F78D.png" manifest:media-type="image/png"/>
  <manifest:file-entry manifest:full-path="Pictures/10000000000000070000000B157152D2741D1C1D.png" manifest:media-type="image/png"/>
  <manifest:file-entry manifest:full-path="Pictures/100000000000000E0000000C97FDDC37850FBE78.png" manifest:media-type="image/png"/>
  <manifest:file-entry manifest:full-path="Pictures/100000000000000C0000000C9921DAE9965913FE.png" manifest:media-type="image/png"/>
  <manifest:file-entry manifest:full-path="Pictures/10000000000000090000000C86B820F933D8E29E.png" manifest:media-type="image/png"/>
  <manifest:file-entry manifest:full-path="Pictures/100000000000000B0000000C0809DC96095DF09D.png" manifest:media-type="image/png"/>
  <manifest:file-entry manifest:full-path="Pictures/100000000000000C00000010D5D6800615D3D1F4.png" manifest:media-type="image/png"/>
  <manifest:file-entry manifest:full-path="Pictures/10000000000000070000000C8D0450D4150E1C1E.png" manifest:media-type="image/png"/>
  <manifest:file-entry manifest:full-path="Pictures/100000000000007A000000111525BF487184F35E.png" manifest:media-type="image/png"/>
  <manifest:file-entry manifest:full-path="Pictures/10000000000000090000000B53B640B4018E9598.png" manifest:media-type="image/png"/>
  <manifest:file-entry manifest:full-path="Pictures/100000000000000B0000000B0A4D9E0F7A32BB6A.png" manifest:media-type="image/png"/>
  <manifest:file-entry manifest:full-path="Pictures/100000000000000C0000000C33169D616E17716F.png" manifest:media-type="image/png"/>
  <manifest:file-entry manifest:full-path="Pictures/100000000000001000000015344D76BD4E3D8312.png" manifest:media-type="image/png"/>
  <manifest:file-entry manifest:full-path="Pictures/100000000000000F000000156A724E66543C840B.png" manifest:media-type="image/png"/>
  <manifest:file-entry manifest:full-path="Pictures/100000000000000B0000000C080FACA36DCFEB41.png" manifest:media-type="image/png"/>
  <manifest:file-entry manifest:full-path="Pictures/100000000000000A0000000CDF792C6859DBD895.png" manifest:media-type="image/png"/>
  <manifest:file-entry manifest:full-path="Pictures/10000000000000090000000C04A60C6AF2DBB50A.png" manifest:media-type="image/png"/>
  <manifest:file-entry manifest:full-path="Pictures/10000000000000030000000B99F820713FF07206.png" manifest:media-type="image/png"/>
  <manifest:file-entry manifest:full-path="Pictures/1000000000000009000000036BFF6DA8C18FE851.png" manifest:media-type="image/png"/>
  <manifest:file-entry manifest:full-path="Pictures/100000000000000A0000000CD50D12F0475B0CD2.png" manifest:media-type="image/png"/>
  <manifest:file-entry manifest:full-path="Pictures/100000000000000A0000000CF8456DE09D37B708.png" manifest:media-type="image/png"/>
  <manifest:file-entry manifest:full-path="Pictures/100000000000000B0000000FF712005642E6CFC0.png" manifest:media-type="image/png"/>
  <manifest:file-entry manifest:full-path="Pictures/10000000000000070000000B0C26CB2EA489A0A1.png" manifest:media-type="image/png"/>
  <manifest:file-entry manifest:full-path="Pictures/10000000000000070000000BADC52EDA8B182A1A.png" manifest:media-type="image/png"/>
  <manifest:file-entry manifest:full-path="Pictures/100000000000000D0000000CB7BFFC0D22983281.png" manifest:media-type="image/png"/>
  <manifest:file-entry manifest:full-path="Pictures/100000000000000F000000155DB3CE38BC12E194.png" manifest:media-type="image/png"/>
  <manifest:file-entry manifest:full-path="Pictures/10000000000000090000000CD5E4D308780778D0.png" manifest:media-type="image/png"/>
  <manifest:file-entry manifest:full-path="Pictures/100000000000000B0000000DAC8C4E7481EC6503.png" manifest:media-type="image/png"/>
  <manifest:file-entry manifest:full-path="Pictures/10000000000000060000000C71F5736323D4A812.png" manifest:media-type="image/png"/>
  <manifest:file-entry manifest:full-path="Pictures/100000000000000C00000015802E9560D31E0244.png" manifest:media-type="image/png"/>
  <manifest:file-entry manifest:full-path="Pictures/100000000000000A0000000BE783C40F0F5E947B.png" manifest:media-type="image/png"/>
  <manifest:file-entry manifest:full-path="Pictures/100000000000000F0000001565E910A018186475.png" manifest:media-type="image/png"/>
  <manifest:file-entry manifest:full-path="Pictures/1000000000000011000000158F4CDAAB9A4EDFA8.png" manifest:media-type="image/png"/>
  <manifest:file-entry manifest:full-path="Pictures/100000000000000A0000000CBF908976ABB9578D.png" manifest:media-type="image/png"/>
  <manifest:file-entry manifest:full-path="Pictures/100000000000000A0000000CCAD1F250349AD7C2.png" manifest:media-type="image/png"/>
  <manifest:file-entry manifest:full-path="Pictures/100000000000000500000005FC328E5D30A7015F.png" manifest:media-type="image/png"/>
  <manifest:file-entry manifest:full-path="Pictures/100000000000000C000000152FB95B37A6D15838.png" manifest:media-type="image/png"/>
  <manifest:file-entry manifest:full-path="Pictures/100000000000000C0000000BF58A4F3446D3E0EF.png" manifest:media-type="image/png"/>
  <manifest:file-entry manifest:full-path="Pictures/100000000000000B0000000C33B93BCA704A8554.png" manifest:media-type="image/png"/>
  <manifest:file-entry manifest:full-path="Pictures/100000000000002100000016F04E9414B514F1BA.png" manifest:media-type="image/png"/>
  <manifest:file-entry manifest:full-path="Pictures/100000000000000B0000000DABA53559E912280A.png" manifest:media-type="image/png"/>
  <manifest:file-entry manifest:full-path="Pictures/10000000000000090000000BAE0DA501387F5883.png" manifest:media-type="image/png"/>
  <manifest:file-entry manifest:full-path="Pictures/100000000000000B0000000CBB5E76F0FF085214.png" manifest:media-type="image/png"/>
  <manifest:file-entry manifest:full-path="Pictures/1000000000000014000000152CC9EDEC12588443.png" manifest:media-type="image/png"/>
  <manifest:file-entry manifest:full-path="Pictures/10000000000000080000000D84DC86898C3FA440.png" manifest:media-type="image/png"/>
  <manifest:file-entry manifest:full-path="Pictures/10000000000000090000001026CEE531BE83ABE5.png" manifest:media-type="image/png"/>
  <manifest:file-entry manifest:full-path="Pictures/10000000000000090000000C16DA6B3AEBC9CB9B.png" manifest:media-type="image/png"/>
  <manifest:file-entry manifest:full-path="Pictures/100000000000000C000000105497A7674F109E40.png" manifest:media-type="image/png"/>
  <manifest:file-entry manifest:full-path="Pictures/10000000000000100000000C667C9DDB61279A0A.png" manifest:media-type="image/png"/>
  <manifest:file-entry manifest:full-path="Pictures/100000000000000B000000106F851E83B70218A3.png" manifest:media-type="image/png"/>
  <manifest:file-entry manifest:full-path="Pictures/10000000000000090000000CA566AA409793F096.png" manifest:media-type="image/png"/>
  <manifest:file-entry manifest:full-path="Pictures/10000000000000150000000B03EA801C005C836C.png" manifest:media-type="image/png"/>
  <manifest:file-entry manifest:full-path="Pictures/100000000000000A0000000BBF9416E057875A76.png" manifest:media-type="image/png"/>
  <manifest:file-entry manifest:full-path="Pictures/1000000000000003000000025775988BB068E817.png" manifest:media-type="image/png"/>
  <manifest:file-entry manifest:full-path="Pictures/10000000000000090000000C9CA64A719DA5BD29.png" manifest:media-type="image/png"/>
  <manifest:file-entry manifest:full-path="Pictures/100000000000000A0000000BBED0F1642B78E385.png" manifest:media-type="image/png"/>
  <manifest:file-entry manifest:full-path="Pictures/100000000000000E0000000EAA97A6F812EE9387.png" manifest:media-type="image/png"/>
  <manifest:file-entry manifest:full-path="Pictures/100000000000000D0000000C3651C361552F3BAB.png" manifest:media-type="image/png"/>
  <manifest:file-entry manifest:full-path="Pictures/10000000000000090000000B0CCADA350C3A21B6.png" manifest:media-type="image/png"/>
  <manifest:file-entry manifest:full-path="Pictures/10000000000000070000000C42D07A50961059E4.png" manifest:media-type="image/png"/>
  <manifest:file-entry manifest:full-path="Pictures/100000000000000B0000000C31072B8943F90BCF.png" manifest:media-type="image/png"/>
  <manifest:file-entry manifest:full-path="Pictures/100000000000000B00000010E5786721BC29A977.png" manifest:media-type="image/png"/>
  <manifest:file-entry manifest:full-path="Pictures/100000000000001C0000000E498E10FF4D47D622.png" manifest:media-type="image/png"/>
  <manifest:file-entry manifest:full-path="Pictures/100000000000000A0000000B689A566121BA5D23.png" manifest:media-type="image/png"/>
  <manifest:file-entry manifest:full-path="Pictures/100000000000001100000017FF857436578C0B67.png" manifest:media-type="image/png"/>
  <manifest:file-entry manifest:full-path="Pictures/100000000000000B0000000C122278619401CD1A.png" manifest:media-type="image/png"/>
  <manifest:file-entry manifest:full-path="Pictures/100000000000001400000015AAC93FF318019C74.png" manifest:media-type="image/png"/>
  <manifest:file-entry manifest:full-path="Pictures/100000000000000C0000000C2835E7A521AE89AD.png" manifest:media-type="image/png"/>
  <manifest:file-entry manifest:full-path="Pictures/100000000000000A0000000B12A02C977A7399D5.png" manifest:media-type="image/png"/>
  <manifest:file-entry manifest:full-path="Pictures/100000000000000B0000001080AA570A93A25B2E.png" manifest:media-type="image/png"/>
  <manifest:file-entry manifest:full-path="Pictures/100000000000001500000016C980B9E25DF40DF8.png" manifest:media-type="image/png"/>
  <manifest:file-entry manifest:full-path="Pictures/10000000000000040000000BC730C7C7919DAFC0.png" manifest:media-type="image/png"/>
  <manifest:file-entry manifest:full-path="Pictures/10000000000000090000000C7C5A55BF4CEC2FF8.png" manifest:media-type="image/png"/>
  <manifest:file-entry manifest:full-path="Pictures/1000000000000087000000114800FD71E7207624.png" manifest:media-type="image/png"/>
  <manifest:file-entry manifest:full-path="Pictures/100000000000000C00000015ABF0DA9511F13478.png" manifest:media-type="image/png"/>
  <manifest:file-entry manifest:full-path="Pictures/10000000000000170000001099B69CD3A9EDDE8B.png" manifest:media-type="image/png"/>
  <manifest:file-entry manifest:full-path="Pictures/100000000000001700000010C18CF5A7F7E9ED2D.png" manifest:media-type="image/png"/>
  <manifest:file-entry manifest:full-path="Pictures/100000000000000C000000108B56D7A43D93ED9D.png" manifest:media-type="image/png"/>
  <manifest:file-entry manifest:full-path="Pictures/1000000000000026000000114ACFB6F339CF63AE.png" manifest:media-type="image/png"/>
  <manifest:file-entry manifest:full-path="Pictures/100000000000000C0000000C6267AE75EB63A3FA.png" manifest:media-type="image/png"/>
  <manifest:file-entry manifest:full-path="Pictures/100000000000000A0000000C34F348CF3820B4B0.png" manifest:media-type="image/png"/>
  <manifest:file-entry manifest:full-path="Pictures/100000000000000B0000000B1FB9A053BCE73CC8.png" manifest:media-type="image/png"/>
  <manifest:file-entry manifest:full-path="Pictures/10000000000000080000000B93AC800292AAB0E2.png" manifest:media-type="image/png"/>
  <manifest:file-entry manifest:full-path="Pictures/10000000000000170000000DAB904CC63594A6F8.png" manifest:media-type="image/png"/>
  <manifest:file-entry manifest:full-path="Pictures/100000000000000F0000000B3C927FE4B4ED64DF.png" manifest:media-type="image/png"/>
  <manifest:file-entry manifest:full-path="Pictures/100000000000000B0000000C60E7F2C08CBD6AD8.png" manifest:media-type="image/png"/>
  <manifest:file-entry manifest:full-path="Pictures/100000000000000B0000000B5BBC6FA4EE226CCF.png" manifest:media-type="image/png"/>
  <manifest:file-entry manifest:full-path="Pictures/10000000000000090000000B773C0A4DF5A08B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style:font-face style:name="Times New Roman" svg:font-family="'Times New Roman'" style:font-family-generic="roman" style:font-pitch="variable"/>
  </office:font-face-decls>
  <office:automatic-styles>
    <style:style style:name="P1" style:family="paragraph" style:parent-style-name="Standard" style:master-page-name="Page5.4916666666666666.158333333333333Master">
      <style:paragraph-properties style:page-number="auto" fo:break-before="page"/>
      <style:text-properties style:font-name="Times New Roman"/>
    </style:style>
    <style:style style:name="P2" style:family="paragraph" style:parent-style-name="Standard" style:master-page-name="Page5.55.991666666666666Master">
      <style:paragraph-properties style:page-number="auto" fo:break-before="page"/>
      <style:text-properties style:font-name="Times New Roman"/>
    </style:style>
    <style:style style:name="P3" style:family="paragraph" style:parent-style-name="Standard" style:master-page-name="Page5.4083333333333336.225Master">
      <style:paragraph-properties style:page-number="auto" fo:break-before="page"/>
      <style:text-properties style:font-name="Times New Roman"/>
    </style:style>
    <style:style style:name="P4" style:family="paragraph" style:parent-style-name="Standard" style:master-page-name="Page5.51666666666666714.141666666666667Master">
      <style:paragraph-properties style:page-number="auto" fo:break-before="page"/>
      <style:text-properties style:font-name="Times New Roman"/>
    </style:style>
    <style:style style:name="P5" style:family="paragraph" style:parent-style-name="Standard" style:master-page-name="Page4.8666666666666661.6583333333333334Master">
      <style:paragraph-properties style:page-number="auto" fo:break-before="page"/>
      <style:text-properties style:font-name="Times New Roman"/>
    </style:style>
    <style:style style:name="P6" style:family="paragraph" style:parent-style-name="Standard" style:master-page-name="Page4.73333333333333310.558333333333334Master">
      <style:paragraph-properties style:page-number="auto" fo:break-before="page"/>
      <style:text-properties style:font-name="Times New Roman"/>
    </style:style>
    <style:style style:name="P7" style:family="paragraph" style:parent-style-name="Standard" style:master-page-name="Page5.3166666666666664.216666666666667Master">
      <style:paragraph-properties style:page-number="auto" fo:break-before="page"/>
      <style:text-properties style:font-name="Times New Roman"/>
    </style:style>
    <style:style style:name="P8" style:family="paragraph" style:parent-style-name="Standard" style:master-page-name="Page5.21666666666666713.766666666666667Master">
      <style:paragraph-properties style:page-number="auto" fo:break-before="page"/>
      <style:text-properties style:font-name="Times New Roman"/>
    </style:style>
    <style:style style:name="P9" style:family="paragraph" style:parent-style-name="Standard" style:master-page-name="Page5.46666666666666713.758333333333333Master">
      <style:paragraph-properties style:page-number="auto" fo:break-before="page"/>
      <style:text-properties style:font-name="Times New Roman"/>
    </style:style>
    <style:style style:name="P10" style:family="paragraph" style:parent-style-name="boxSans14000">
      <style:text-properties fo:font-size="10pt" style:font-size-asian="10pt" style:font-size-complex="10pt"/>
    </style:style>
    <style:style style:name="P11" style:family="paragraph" style:parent-style-name="boxSans15.00.00.00">
      <style:text-properties style:font-name="Times New Roman"/>
    </style:style>
    <style:style style:name="P12" style:family="paragraph" style:parent-style-name="boxSans17000">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FrameStyle">
      <style:graphic-properties style:vertical-pos="from-top" style:vertical-rel="paragraph-content" style:horizontal-pos="from-left" style:horizontal-rel="paragraph-content"/>
    </style:style>
    <style:style style:name="fr2" style:family="graphic" style:parent-style-name="Photo">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Phot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Врезка1" text:anchor-type="paragraph" svg:x="0.127cm" svg:y="0.889cm" svg:width="13.42cm" svg:height="2.498cm" draw:z-index="0"><draw:text-box><text:p text:style-name="boxSans14.00.00.00">облигациями и сберегательными счетами, которые приносят доходы в виде процентов. Рентный доход домохозяйства получают за предоставление компаниям зданий, земли и других природных ресурсов.</text:p></draw:text-box></draw:frame><draw:frame draw:style-name="fr1" draw:name="Врезка2" text:anchor-type="paragraph" svg:x="2.604cm" svg:y="4.678cm" svg:width="4.826cm" svg:height="0.529cm" draw:z-index="1"><draw:text-box><text:p text:style-name="boxSans13.00.00.00">распределение</text:p></draw:text-box></draw:frame><draw:frame draw:style-name="fr1" draw:name="Врезка3" text:anchor-type="paragraph" svg:x="7.684cm" svg:y="4.678cm" svg:width="2.223cm" svg:height="0.529cm" draw:z-index="2"><draw:text-box><text:p text:style-name="boxSans12.00.00.00">дохода</text:p></draw:text-box></draw:frame><draw:frame draw:style-name="fr1" draw:name="Врезка4" text:anchor-type="paragraph" svg:x="0.127cm" svg:y="4.678cm" svg:width="2.201cm" svg:height="0.529cm" draw:z-index="3"><draw:text-box><text:p text:style-name="boxSans10.00.00.00">Личное</text:p></draw:text-box></draw:frame><draw:frame draw:style-name="fr1" draw:name="Врезка5" text:anchor-type="paragraph" svg:x="0.127cm" svg:y="5.715cm" svg:width="13.589cm" svg:height="9.927cm" draw:z-index="4"><draw:text-box><text:p text:style-name="P11">Рис. 5-2 дает нам полное представление о том, как совокупный доход распределяется между домохозяйствами. Здесь семьи разделены на пять численно равных групп и показана доля совокупного дохода, полученная каждой группой. В 1993 г. беднейщие 20% семей получили приблизительно 4% суммарного личного дохода (вместо 20%, которые они получили бы, если бы доход распределялся равномерно). В сравнении с этим наиболее обеспеченные 20% семей получили около 47% личного дохода. Таким образом, богатейшая пятая часть населения получила доход, более чем в 11 раз превышающий доход беднейшей пятой части населения. Большинство экономистов сходятся во мнении, что в распределении дохода царит чрезвычайное неравенство. (Ключевой вопрос 2.)</text:p></draw:text-box></draw:frame></text:p>
      <text:p text:style-name="P2"><draw:frame draw:style-name="fr1" draw:name="Врезка6" text:anchor-type="paragraph" svg:x="0.339cm" svg:y="0.699cm" svg:width="7.768cm" svg:height="1.566cm" draw:z-index="5"><draw:text-box><text:p text:style-name="boxSans18000">ДОМОХОЗЯЙСТВА КАК РАСХОДУЮЩАЯ �</text:p></draw:text-box></draw:frame><draw:frame draw:style-name="fr1" draw:name="Врезка7" text:anchor-type="paragraph" svg:x="0.339cm" svg:y="3.027cm" svg:width="13.356cm" svg:height="4.212cm" draw:z-index="6"><draw:text-box><text:p text:style-name="boxSans14000">Каким образом домохозяйства распоряжаются своим доходом? Часть поступает государству в форме индивидуальных налогов, а остаток делится между личным потреблением и личными сбережениями. В частности, на рис. 5-3 показано, каким образом домохозяйства распоряжались совокупным личным доходом в 1994 г �</text:p></draw:text-box></draw:frame><draw:frame draw:style-name="fr1" draw:name="Врезка8" text:anchor-type="paragraph" svg:x="0.487cm" svg:y="8.107cm" svg:width="2.032cm" svg:height="0.508cm" draw:z-index="7"><draw:text-box><text:p text:style-name="boxSans8000">Налоги �</text:p></draw:text-box></draw:frame><draw:frame draw:style-name="fr1" draw:name="Врезка9" text:anchor-type="paragraph" svg:x="0.339cm" svg:y="9.377cm" svg:width="13.356cm" svg:height="5.482cm" draw:z-index="8"><draw:text-box><text:p text:style-name="boxSans15000">палоги с граждан, основным компонентом которых является федеральный подоходный налог, в период после второй мировой войны резко возросли как в абсолютном, так и в относительном выражении. В 1941 г домохозяйства выплатили в качестве индивидуальных налогов 3,3 млрд дол. (или около 3% от своего общего дохода в 95,3 млрд дол.) по сравнению с 743 млрд дол. (или 13% от совокупного дохода в 5574 млрд дол.) в 1994 г. �</text:p></draw:text-box></draw:frame><draw:frame draw:style-name="fr2" draw:name="Изображение1" text:anchor-type="paragraph" svg:x="8.467cm" svg:y="1.503cm" svg:width="2.646cm" svg:height="0.656cm" draw:z-index="9"><draw:image xlink:href="Pictures/100000000000007D0000001F26E74D4C0908355A.png" xlink:type="simple" xlink:show="embed" xlink:actuate="onLoad" draw:mime-type="image/png"/></draw:frame><draw:frame draw:style-name="fr2" draw:name="Изображение2" text:anchor-type="paragraph" svg:x="2.773cm" svg:y="8.213cm" svg:width="0.423cm" svg:height="0.445cm" draw:z-index="10"><draw:image xlink:href="Pictures/100000000000001400000015AAC93FF318019C74.png" xlink:type="simple" xlink:show="embed" xlink:actuate="onLoad" draw:mime-type="image/png"/></draw:frame><draw:frame draw:style-name="fr1" draw:name="Врезка10" text:anchor-type="paragraph" svg:x="3.408cm" svg:y="8.213cm" svg:width="2.646cm" svg:height="0.55cm" draw:z-index="11"><draw:text-box><text:p text:style-name="boxSans13000">граждан �</text:p></draw:text-box></draw:frame></text:p>
      <text:p text:style-name="P3"><draw:frame draw:style-name="fr1" draw:name="Врезка11" text:anchor-type="paragraph" svg:x="0cm" svg:y="0.635cm" svg:width="2.286cm" svg:height="0.55cm" draw:z-index="12"><draw:text-box><text:p text:style-name="boxSans10000">Личные �</text:p></draw:text-box></draw:frame><draw:frame draw:style-name="fr1" draw:name="Врезка12" text:anchor-type="paragraph" svg:x="2.54cm" svg:y="0.635cm" svg:width="3.768cm" svg:height="0.55cm" draw:z-index="13"><draw:text-box><text:p text:style-name="boxSans10000">сбережения �</text:p></draw:text-box></draw:frame><draw:frame draw:style-name="fr1" draw:name="Врезка13" text:anchor-type="paragraph" svg:x="0cm" svg:y="1.693cm" svg:width="13.42cm" svg:height="13.589cm" draw:z-index="14"><draw:text-box><text:p text:style-name="boxSans14000">Экономисты определяют сбережения как часть дохода, оставшуюся после уплаты налогов, которая не используется на потребление; следовательно, домохозяйства имеют только две возможности распорядиться своим посленалоговым доходом — направить его на потребление или на сбережения. Сбережения представляют собой часть текущего дохода (дохода за данный год), которая не используется на уплату налогов или не затрачивается на покупку потребительских товаров, а поступает на банковские счета, вкладывается в страховые полисы, облигации, акции и другие финансовые активы. </text:p><text:p text:style-name="boxSans14000">Причины, по которым люди делают сбережения, в конечном счете сводятся либо к защите доходов, либо к сиекуляции. Домохозяйства откладывают средства в качестве сбережений, чтобы обеспечить себя на «черный день» в случае непредвиденных обстоятельств — болезни, несчастного случая, потери работы, в случае выхода на пенсию, чтобы финансировать обучение детей или просто для полной финансовой защищенности своей семьи. С другой стороны, сбережения могут использоваться для бир�</text:p></draw:text-box></draw:frame></text:p>
      <text:p text:style-name="P4"><draw:frame draw:style-name="fr1" draw:name="Врезка14" text:anchor-type="paragraph" svg:x="0.296cm" svg:y="0.296cm" svg:width="13.462cm" svg:height="13.758cm" draw:z-index="15"><draw:text-box><text:p text:style-name="boxSans14000">жевых игр, спекуляции. Можно направить часть своего дохода на покупку ценных бумаг в надежде выиграть на повышении их номинальной стоимости. </text:p><text:p text:style-name="boxSans14000">Однако желания или готовности делать сбережения еще недостаточно. Это намерение должно сопровождаться возможностью откладывать деньги, которая зависит главным образом от размеров дохода. Если доход очень низкий, может произойти растрата сбережений, когда на потребление расходуется сумма, превышающая доход, оставшийся после уплаты налогов. Такое возможно только с помощью займов, то есть за счет будущих сбережений, которые могут быть накоплены со временем, когда доход повысится. </text:p><text:p text:style-name="boxSans14000">И величина сбережения, и объем расходов на потребление меняются в прямой зависимости от размера дохода; по мере роста дохода домохозяйства начинают распределять его между сбережениями и потреблением. В действительности, на долю 10% американских граждан, получающих наивысший доход, приходится больше всего сбережений. �</text:p></draw:text-box></draw:frame><draw:frame draw:style-name="fr1" draw:name="Врезка15" text:anchor-type="paragraph" svg:x="0.296cm" svg:y="14.965cm" svg:width="13.335cm" svg:height="20.341cm" draw:z-index="16"><draw:text-box><text:p text:style-name="boxSans16000"><text:bookmark-start text:name="__DdeLink__640_4290967985"/>Расходы на личное потребление </text:p><text:p text:style-name="boxSans16000">Рис. 5-3 свидетельствует о том, что 4/5 совокупного полученного дохода поступает обратно в производственный сектор экономики в виде расходов на личное потребление. </text:p><text:p text:style-name="boxSans16000">Поскольку объем и структура совокупного продукта страны зависят от объема и структуры потребительских расходов, необходимо изучить, каким образом домохозяйства распределяют свои расходы между разнообразными товарами и услугами, соперничающими друг с другом за их деньги. Потребительские расходы можно разбить на несколько категорий: 1) расходы на товары длительного пользования; 2) расходы на товары кратковременного пользования; 3} расходы на услуги. </text:p><text:p text:style-name="boxSans16000">Если предполагаемый срок службы товара составляет три года или более, он считается товаром длительного пользования; если же этот срок менее трех лет, то это товар кратковременного пользования. Автомобили, видеомагнитофоны, стиральные машины, персональные компьютеры и большая часть мебели относятся к товарам длительного пользования. Большинство пищевых продуктов и предметов одежды представляют собой товары кратковременного пользования. Услугами называют работу врачей, адвокатов, парикмахеров, механиков и тд., выполняемую для клиентов. Как следует из табл. 5-1, американская экономика ориентирована на услуги, так как в эту сферу направлено более половины потребительских расходов.<text:bookmark-end text:name="__DdeLink__640_4290967985"/> �</text:p></draw:text-box></draw:frame></text:p>
      <text:p text:style-name="P5"><draw:frame draw:style-name="fr2" draw:name="Изображение3" text:anchor-type="paragraph" svg:x="7.768cm" svg:y="0.423cm" svg:width="0.191cm" svg:height="0.064cm" draw:z-index="17"><draw:image xlink:href="Pictures/1000000000000009000000030968EEFF304565EC.png" xlink:type="simple" xlink:show="embed" xlink:actuate="onLoad" draw:mime-type="image/png"/></draw:frame><draw:frame draw:style-name="fr2" draw:name="Изображение4" text:anchor-type="paragraph" svg:x="0.36cm" svg:y="0.529cm" svg:width="0.339cm" svg:height="0.445cm" draw:z-index="18"><draw:image xlink:href="Pictures/1000000000000010000000156D7721CFA1597F38.png" xlink:type="simple" xlink:show="embed" xlink:actuate="onLoad" draw:mime-type="image/png"/></draw:frame><draw:frame draw:style-name="fr2" draw:name="Изображение5" text:anchor-type="paragraph" svg:x="0.783cm" svg:y="0.529cm" svg:width="0.296cm" svg:height="0.445cm" draw:z-index="19"><draw:image xlink:href="Pictures/100000000000000E00000015B6233E45C7DD004D.png" xlink:type="simple" xlink:show="embed" xlink:actuate="onLoad" draw:mime-type="image/png"/></draw:frame><draw:frame draw:style-name="fr2" draw:name="Изображение6" text:anchor-type="paragraph" svg:x="1.122cm" svg:y="0.529cm" svg:width="0.254cm" svg:height="0.445cm" draw:z-index="20"><draw:image xlink:href="Pictures/100000000000000C000000152FB95B37A6D15838.png" xlink:type="simple" xlink:show="embed" xlink:actuate="onLoad" draw:mime-type="image/png"/></draw:frame><draw:frame draw:style-name="fr2" draw:name="Изображение7" text:anchor-type="paragraph" svg:x="1.418cm" svg:y="0.529cm" svg:width="0.423cm" svg:height="0.445cm" draw:z-index="21"><draw:image xlink:href="Pictures/1000000000000014000000152CC9EDEC12588443.png" xlink:type="simple" xlink:show="embed" xlink:actuate="onLoad" draw:mime-type="image/png"/></draw:frame><draw:frame draw:style-name="fr2" draw:name="Изображение8" text:anchor-type="paragraph" svg:x="1.905cm" svg:y="0.529cm" svg:width="0.339cm" svg:height="0.445cm" draw:z-index="22"><draw:image xlink:href="Pictures/100000000000001000000015BCDDCB0D91F54B28.png" xlink:type="simple" xlink:show="embed" xlink:actuate="onLoad" draw:mime-type="image/png"/></draw:frame><draw:frame draw:style-name="fr1" draw:name="Врезка16" text:anchor-type="paragraph" svg:x="2.328cm" svg:y="0.529cm" svg:width="0.275cm" svg:height="0.445cm" draw:z-index="23"><draw:text-box><text:p text:style-name="boxSans8000">9 �</text:p></draw:text-box></draw:frame><draw:frame draw:style-name="fr2" draw:name="Изображение9" text:anchor-type="paragraph" svg:x="2.667cm" svg:y="0.529cm" svg:width="0.381cm" svg:height="0.445cm" draw:z-index="24"><draw:image xlink:href="Pictures/100000000000001200000015081ADB7B53537911.png" xlink:type="simple" xlink:show="embed" xlink:actuate="onLoad" draw:mime-type="image/png"/></draw:frame><draw:frame draw:style-name="fr2" draw:name="Изображение10" text:anchor-type="paragraph" svg:x="3.112cm" svg:y="0.529cm" svg:width="0.318cm" svg:height="0.445cm" draw:z-index="25"><draw:image xlink:href="Pictures/100000000000000F000000152AD9D6977A8732D6.png" xlink:type="simple" xlink:show="embed" xlink:actuate="onLoad" draw:mime-type="image/png"/></draw:frame><draw:frame draw:style-name="fr2" draw:name="Изображение11" text:anchor-type="paragraph" svg:x="1.334cm" svg:y="0.974cm" svg:width="0.042cm" svg:height="0.148cm" draw:z-index="26"><draw:image xlink:href="Pictures/100000000000000200000007F0BD0E9670E6FBAB.png" xlink:type="simple" xlink:show="embed" xlink:actuate="onLoad" draw:mime-type="image/png"/></draw:frame><draw:frame draw:style-name="fr2" draw:name="Изображение12" text:anchor-type="paragraph" svg:x="1.418cm" svg:y="0.974cm" svg:width="0.106cm" svg:height="0.106cm" draw:z-index="27"><draw:image xlink:href="Pictures/100000000000000500000005FC328E5D30A7015F.png" xlink:type="simple" xlink:show="embed" xlink:actuate="onLoad" draw:mime-type="image/png"/></draw:frame><draw:frame draw:style-name="fr3" draw:name="Изображение13" text:anchor-type="paragraph" svg:x="0.76cm" svg:y="1.82cm" svg:width="2.776cm" svg:height="0.423cm" draw:z-index="28"><draw:image xlink:href="Pictures/1000000000000010000000141DFCEEB63448FD17.png" xlink:type="simple" xlink:show="embed" xlink:actuate="onLoad" draw:mime-type="image/png"/></draw:frame><draw:frame draw:style-name="fr2" draw:name="Изображение14" text:anchor-type="paragraph" svg:x="0.783cm" svg:y="1.905cm" svg:width="0.169cm" svg:height="0.254cm" draw:z-index="29"><draw:image xlink:href="Pictures/10000000000000080000000C600A3628DD50A322.png" xlink:type="simple" xlink:show="embed" xlink:actuate="onLoad" draw:mime-type="image/png"/></draw:frame><draw:frame draw:style-name="fr2" draw:name="Изображение15" text:anchor-type="paragraph" svg:x="0.974cm" svg:y="1.905cm" svg:width="0.233cm" svg:height="0.254cm" draw:z-index="30"><draw:image xlink:href="Pictures/100000000000000B0000000CBF66C4ED976C84E2.png" xlink:type="simple" xlink:show="embed" xlink:actuate="onLoad" draw:mime-type="image/png"/></draw:frame><draw:frame draw:style-name="fr2" draw:name="Изображение16" text:anchor-type="paragraph" svg:x="1.249cm" svg:y="1.905cm" svg:width="0.233cm" svg:height="0.254cm" draw:z-index="31"><draw:image xlink:href="Pictures/100000000000000B0000000CB503B5527D64F78D.png" xlink:type="simple" xlink:show="embed" xlink:actuate="onLoad" draw:mime-type="image/png"/></draw:frame><draw:frame draw:style-name="fr2" draw:name="Изображение17" text:anchor-type="paragraph" svg:x="1.524cm" svg:y="1.905cm" svg:width="0.191cm" svg:height="0.254cm" draw:z-index="32"><draw:image xlink:href="Pictures/10000000000000090000000C16DA6B3AEBC9CB9B.png" xlink:type="simple" xlink:show="embed" xlink:actuate="onLoad" draw:mime-type="image/png"/></draw:frame><draw:frame draw:style-name="fr2" draw:name="Изображение18" text:anchor-type="paragraph" svg:x="1.757cm" svg:y="1.905cm" svg:width="0.296cm" svg:height="0.254cm" draw:z-index="33"><draw:image xlink:href="Pictures/100000000000000E0000000C97FDDC37850FBE78.png" xlink:type="simple" xlink:show="embed" xlink:actuate="onLoad" draw:mime-type="image/png"/></draw:frame><draw:frame draw:style-name="fr2" draw:name="Изображение19" text:anchor-type="paragraph" svg:x="2.096cm" svg:y="1.905cm" svg:width="0.148cm" svg:height="0.254cm" draw:z-index="34"><draw:image xlink:href="Pictures/10000000000000070000000C8D0450D4150E1C1E.png" xlink:type="simple" xlink:show="embed" xlink:actuate="onLoad" draw:mime-type="image/png"/></draw:frame><draw:frame draw:style-name="fr2" draw:name="Изображение20" text:anchor-type="paragraph" svg:x="7.006cm" svg:y="2.328cm" svg:width="0.254cm" svg:height="0.339cm" draw:z-index="35"><draw:image xlink:href="Pictures/100000000000000C00000010892478E1F57B9370.png" xlink:type="simple" xlink:show="embed" xlink:actuate="onLoad" draw:mime-type="image/png"/></draw:frame><draw:frame draw:style-name="fr2" draw:name="Изображение21" text:anchor-type="paragraph" svg:x="7.303cm" svg:y="2.434cm" svg:width="0.233cm" svg:height="0.233cm" draw:z-index="36"><draw:image xlink:href="Pictures/100000000000000B0000000B0A4D9E0F7A32BB6A.png" xlink:type="simple" xlink:show="embed" xlink:actuate="onLoad" draw:mime-type="image/png"/></draw:frame><draw:frame draw:style-name="fr2" draw:name="Изображение22" text:anchor-type="paragraph" svg:x="0.445cm" svg:y="2.434cm" svg:width="0.487cm" svg:height="0.275cm" draw:z-index="37"><draw:image xlink:href="Pictures/10000000000000170000000DAB904CC63594A6F8.png" xlink:type="simple" xlink:show="embed" xlink:actuate="onLoad" draw:mime-type="image/png"/></draw:frame><draw:frame draw:style-name="fr2" draw:name="Изображение23" text:anchor-type="paragraph" svg:x="0.953cm" svg:y="2.434cm" svg:width="0.296cm" svg:height="0.254cm" draw:z-index="38"><draw:image xlink:href="Pictures/100000000000000E0000000CD12681E4911472C2.png" xlink:type="simple" xlink:show="embed" xlink:actuate="onLoad" draw:mime-type="image/png"/></draw:frame><draw:frame draw:style-name="fr1" draw:name="Врезка17" text:anchor-type="paragraph" svg:x="1.291cm" svg:y="2.434cm" svg:width="0.254cm" svg:height="0.254cm" draw:z-index="39"><draw:text-box><text:p text:style-name="boxSans6000">И �</text:p></draw:text-box></draw:frame><draw:frame draw:style-name="fr2" draw:name="Изображение24" text:anchor-type="paragraph" svg:x="1.566cm" svg:y="2.434cm" svg:width="0.233cm" svg:height="0.275cm" draw:z-index="40"><draw:image xlink:href="Pictures/100000000000000B0000000D789A82EA976728CE.png" xlink:type="simple" xlink:show="embed" xlink:actuate="onLoad" draw:mime-type="image/png"/></draw:frame><draw:frame draw:style-name="fr2" draw:name="Изображение25" text:anchor-type="paragraph" svg:x="1.842cm" svg:y="2.434cm" svg:width="0.233cm" svg:height="0.254cm" draw:z-index="41"><draw:image xlink:href="Pictures/100000000000000B0000000CFEB27C6E65A9DF02.png" xlink:type="simple" xlink:show="embed" xlink:actuate="onLoad" draw:mime-type="image/png"/></draw:frame><draw:frame draw:style-name="fr2" draw:name="Изображение26" text:anchor-type="paragraph" svg:x="2.138cm" svg:y="2.434cm" svg:width="0.191cm" svg:height="0.254cm" draw:z-index="42"><draw:image xlink:href="Pictures/10000000000000090000000C86B820F933D8E29E.png" xlink:type="simple" xlink:show="embed" xlink:actuate="onLoad" draw:mime-type="image/png"/></draw:frame><draw:frame draw:style-name="fr2" draw:name="Изображение27" text:anchor-type="paragraph" svg:x="2.35cm" svg:y="2.434cm" svg:width="0.254cm" svg:height="0.254cm" draw:z-index="43"><draw:image xlink:href="Pictures/100000000000000C0000000C9921DAE9965913FE.png" xlink:type="simple" xlink:show="embed" xlink:actuate="onLoad" draw:mime-type="image/png"/></draw:frame><draw:frame draw:style-name="fr2" draw:name="Изображение28" text:anchor-type="paragraph" svg:x="2.646cm" svg:y="2.455cm" svg:width="0.191cm" svg:height="0.254cm" draw:z-index="44"><draw:image xlink:href="Pictures/10000000000000090000000C04A60C6AF2DBB50A.png" xlink:type="simple" xlink:show="embed" xlink:actuate="onLoad" draw:mime-type="image/png"/></draw:frame><draw:frame draw:style-name="fr2" draw:name="Изображение29" text:anchor-type="paragraph" svg:x="0.445cm" svg:y="2.985cm" svg:width="0.233cm" svg:height="0.233cm" draw:z-index="45"><draw:image xlink:href="Pictures/100000000000000B0000000B4B9B2AE0F2D44C68.png" xlink:type="simple" xlink:show="embed" xlink:actuate="onLoad" draw:mime-type="image/png"/></draw:frame><draw:frame draw:style-name="fr2" draw:name="Изображение30" text:anchor-type="paragraph" svg:x="0.741cm" svg:y="2.985cm" svg:width="0.296cm" svg:height="0.233cm" draw:z-index="46"><draw:image xlink:href="Pictures/100000000000000E0000000B8EE4FF9A6A3AE214.png" xlink:type="simple" xlink:show="embed" xlink:actuate="onLoad" draw:mime-type="image/png"/></draw:frame><draw:frame draw:style-name="fr2" draw:name="Изображение31" text:anchor-type="paragraph" svg:x="1.101cm" svg:y="2.985cm" svg:width="0.148cm" svg:height="0.233cm" draw:z-index="47"><draw:image xlink:href="Pictures/10000000000000070000000B157152D2741D1C1D.png" xlink:type="simple" xlink:show="embed" xlink:actuate="onLoad" draw:mime-type="image/png"/></draw:frame><draw:frame draw:style-name="fr2" draw:name="Изображение32" text:anchor-type="paragraph" svg:x="0.423cm" svg:y="3.556cm" svg:width="0.064cm" svg:height="0.296cm" draw:z-index="48"><draw:image xlink:href="Pictures/10000000000000030000000E8674CB641A27C094.png" xlink:type="simple" xlink:show="embed" xlink:actuate="onLoad" draw:mime-type="image/png"/></draw:frame><draw:frame draw:style-name="fr2" draw:name="Изображение33" text:anchor-type="paragraph" svg:x="3.556cm" svg:y="0.529cm" svg:width="0.36cm" svg:height="0.445cm" draw:z-index="49"><draw:image xlink:href="Pictures/1000000000000011000000157371E8FD5A2E535C.png" xlink:type="simple" xlink:show="embed" xlink:actuate="onLoad" draw:mime-type="image/png"/></draw:frame><draw:frame draw:style-name="fr1" draw:name="Врезка18" text:anchor-type="paragraph" svg:x="4.001cm" svg:y="0.529cm" svg:width="0.487cm" svg:height="0.445cm" draw:z-index="50"><draw:text-box><text:p text:style-name="boxSans12000">АЛ �</text:p></draw:text-box></draw:frame><draw:frame draw:style-name="fr2" draw:name="Изображение34" text:anchor-type="paragraph" svg:x="4.551cm" svg:y="0.529cm" svg:width="0.402cm" svg:height="0.445cm" draw:z-index="51"><draw:image xlink:href="Pictures/100000000000001300000015FB9A683DEC50E81A.png" xlink:type="simple" xlink:show="embed" xlink:actuate="onLoad" draw:mime-type="image/png"/></draw:frame><draw:frame draw:style-name="fr2" draw:name="Изображение35" text:anchor-type="paragraph" svg:x="4.974cm" svg:y="0.529cm" svg:width="0.254cm" svg:height="0.445cm" draw:z-index="52"><draw:image xlink:href="Pictures/100000000000000C00000015802E9560D31E0244.png" xlink:type="simple" xlink:show="embed" xlink:actuate="onLoad" draw:mime-type="image/png"/></draw:frame><draw:frame draw:style-name="fr2" draw:name="Изображение36" text:anchor-type="paragraph" svg:x="5.271cm" svg:y="0.529cm" svg:width="0.254cm" svg:height="0.445cm" draw:z-index="53"><draw:image xlink:href="Pictures/100000000000000C00000015D1B5F534B1908E5A.png" xlink:type="simple" xlink:show="embed" xlink:actuate="onLoad" draw:mime-type="image/png"/></draw:frame><draw:frame draw:style-name="fr2" draw:name="Изображение37" text:anchor-type="paragraph" svg:x="5.546cm" svg:y="0.529cm" svg:width="0.339cm" svg:height="0.445cm" draw:z-index="54"><draw:image xlink:href="Pictures/100000000000001000000015344D76BD4E3D8312.png" xlink:type="simple" xlink:show="embed" xlink:actuate="onLoad" draw:mime-type="image/png"/></draw:frame><draw:frame draw:style-name="fr2" draw:name="Изображение38" text:anchor-type="paragraph" svg:x="1.672cm" svg:y="0.974cm" svg:width="0.148cm" svg:height="0.106cm" draw:z-index="55"><draw:image xlink:href="Pictures/10000000000000070000000570E208CBE360FA78.png" xlink:type="simple" xlink:show="embed" xlink:actuate="onLoad" draw:mime-type="image/png"/></draw:frame><draw:frame draw:style-name="fr2" draw:name="Изображение39" text:anchor-type="paragraph" svg:x="2.434cm" svg:y="1.905cm" svg:width="0.254cm" svg:height="0.254cm" draw:z-index="56"><draw:image xlink:href="Pictures/100000000000000C0000000C0D823C28CAB7378E.png" xlink:type="simple" xlink:show="embed" xlink:actuate="onLoad" draw:mime-type="image/png"/></draw:frame><draw:frame draw:style-name="fr2" draw:name="Изображение40" text:anchor-type="paragraph" svg:x="2.731cm" svg:y="1.905cm" svg:width="0.233cm" svg:height="0.339cm" draw:z-index="57"><draw:image xlink:href="Pictures/100000000000000B0000001067BF6A8E9D472B90.png" xlink:type="simple" xlink:show="embed" xlink:actuate="onLoad" draw:mime-type="image/png"/></draw:frame><draw:frame draw:style-name="fr2" draw:name="Изображение41" text:anchor-type="paragraph" svg:x="2.985cm" svg:y="1.905cm" svg:width="0.445cm" svg:height="0.296cm" draw:z-index="58"><draw:image xlink:href="Pictures/10000000000000150000000E88DFD6991A9168B3.png" xlink:type="simple" xlink:show="embed" xlink:actuate="onLoad" draw:mime-type="image/png"/></draw:frame><draw:frame draw:style-name="fr2" draw:name="Изображение42" text:anchor-type="paragraph" svg:x="3.45cm" svg:y="1.905cm" svg:width="0.233cm" svg:height="0.254cm" draw:z-index="59"><draw:image xlink:href="Pictures/100000000000000B0000000CCD3D2F059CD7CE39.png" xlink:type="simple" xlink:show="embed" xlink:actuate="onLoad" draw:mime-type="image/png"/></draw:frame><draw:frame draw:style-name="fr2" draw:name="Изображение43" text:anchor-type="paragraph" svg:x="3.747cm" svg:y="1.905cm" svg:width="0.233cm" svg:height="0.339cm" draw:z-index="60"><draw:image xlink:href="Pictures/100000000000000B000000106F851E83B70218A3.png" xlink:type="simple" xlink:show="embed" xlink:actuate="onLoad" draw:mime-type="image/png"/></draw:frame><draw:frame draw:style-name="fr2" draw:name="Изображение44" text:anchor-type="paragraph" svg:x="4.001cm" svg:y="1.905cm" svg:width="0.233cm" svg:height="0.254cm" draw:z-index="61"><draw:image xlink:href="Pictures/100000000000000B0000000C0809DC96095DF09D.png" xlink:type="simple" xlink:show="embed" xlink:actuate="onLoad" draw:mime-type="image/png"/></draw:frame><draw:frame draw:style-name="fr2" draw:name="Изображение45" text:anchor-type="paragraph" svg:x="4.276cm" svg:y="1.905cm" svg:width="0.212cm" svg:height="0.254cm" draw:z-index="62"><draw:image xlink:href="Pictures/100000000000000A0000000C315EED642843F66B.png" xlink:type="simple" xlink:show="embed" xlink:actuate="onLoad" draw:mime-type="image/png"/></draw:frame><draw:frame draw:style-name="fr2" draw:name="Изображение46" text:anchor-type="paragraph" svg:x="4.509cm" svg:y="1.905cm" svg:width="0.212cm" svg:height="0.254cm" draw:z-index="63"><draw:image xlink:href="Pictures/100000000000000A0000000C34F348CF3820B4B0.png" xlink:type="simple" xlink:show="embed" xlink:actuate="onLoad" draw:mime-type="image/png"/></draw:frame><draw:frame draw:style-name="fr2" draw:name="Изображение47" text:anchor-type="paragraph" svg:x="4.763cm" svg:y="1.905cm" svg:width="0.233cm" svg:height="0.254cm" draw:z-index="64"><draw:image xlink:href="Pictures/100000000000000B0000000CBB5E76F0FF085214.png" xlink:type="simple" xlink:show="embed" xlink:actuate="onLoad" draw:mime-type="image/png"/></draw:frame><draw:frame draw:style-name="fr2" draw:name="Изображение48" text:anchor-type="paragraph" svg:x="5.017cm" svg:y="1.905cm" svg:width="0.233cm" svg:height="0.254cm" draw:z-index="65"><draw:image xlink:href="Pictures/100000000000000B0000000C34468251D342D3DF.png" xlink:type="simple" xlink:show="embed" xlink:actuate="onLoad" draw:mime-type="image/png"/></draw:frame><draw:frame draw:style-name="fr2" draw:name="Изображение49" text:anchor-type="paragraph" svg:x="2.985cm" svg:y="2.434cm" svg:width="0.212cm" svg:height="0.254cm" draw:z-index="66"><draw:image xlink:href="Pictures/100000000000000A0000000C7A1A3E67265354A0.png" xlink:type="simple" xlink:show="embed" xlink:actuate="onLoad" draw:mime-type="image/png"/></draw:frame><draw:frame draw:style-name="fr2" draw:name="Изображение50" text:anchor-type="paragraph" svg:x="3.217cm" svg:y="2.434cm" svg:width="0.212cm" svg:height="0.254cm" draw:z-index="67"><draw:image xlink:href="Pictures/100000000000000A0000000CF8456DE09D37B708.png" xlink:type="simple" xlink:show="embed" xlink:actuate="onLoad" draw:mime-type="image/png"/></draw:frame><draw:frame draw:style-name="fr2" draw:name="Изображение51" text:anchor-type="paragraph" svg:x="3.45cm" svg:y="2.434cm" svg:width="0.212cm" svg:height="0.254cm" draw:z-index="68"><draw:image xlink:href="Pictures/100000000000000A0000000CCAD1F250349AD7C2.png" xlink:type="simple" xlink:show="embed" xlink:actuate="onLoad" draw:mime-type="image/png"/></draw:frame><draw:frame draw:style-name="fr2" draw:name="Изображение52" text:anchor-type="paragraph" svg:x="3.683cm" svg:y="2.455cm" svg:width="0.212cm" svg:height="0.254cm" draw:z-index="69"><draw:image xlink:href="Pictures/100000000000000A0000000CC576757015C76FA7.png" xlink:type="simple" xlink:show="embed" xlink:actuate="onLoad" draw:mime-type="image/png"/></draw:frame><draw:frame draw:style-name="fr2" draw:name="Изображение53" text:anchor-type="paragraph" svg:x="3.916cm" svg:y="2.434cm" svg:width="0.233cm" svg:height="0.254cm" draw:z-index="70"><draw:image xlink:href="Pictures/100000000000000B0000000C47459097E1505A7F.png" xlink:type="simple" xlink:show="embed" xlink:actuate="onLoad" draw:mime-type="image/png"/></draw:frame><draw:frame draw:style-name="fr2" draw:name="Изображение54" text:anchor-type="paragraph" svg:x="4.191cm" svg:y="2.434cm" svg:width="0.233cm" svg:height="0.275cm" draw:z-index="71"><draw:image xlink:href="Pictures/100000000000000B0000000DAC8C4E7481EC6503.png" xlink:type="simple" xlink:show="embed" xlink:actuate="onLoad" draw:mime-type="image/png"/></draw:frame><draw:frame draw:style-name="fr2" draw:name="Изображение55" text:anchor-type="paragraph" svg:x="4.466cm" svg:y="2.434cm" svg:width="0.169cm" svg:height="0.254cm" draw:z-index="72"><draw:image xlink:href="Pictures/10000000000000080000000C73552AABFD00B339.png" xlink:type="simple" xlink:show="embed" xlink:actuate="onLoad" draw:mime-type="image/png"/></draw:frame><draw:frame draw:style-name="fr3" draw:name="Изображение56" text:anchor-type="paragraph" svg:x="4.794cm" svg:y="2.708cm" svg:width="0.095cm" svg:height="0.113cm" draw:z-index="73"><draw:image xlink:href="Pictures/100000000000000B0000000D3D8D3A4BA2B34C34.png" xlink:type="simple" xlink:show="embed" xlink:actuate="onLoad" draw:mime-type="image/png"/></draw:frame><draw:frame draw:style-name="fr2" draw:name="Изображение57" text:anchor-type="paragraph" svg:x="1.545cm" svg:y="2.985cm" svg:width="0.233cm" svg:height="0.254cm" draw:z-index="74"><draw:image xlink:href="Pictures/100000000000000B0000000C5FB3E4FAE624E0DE.png" xlink:type="simple" xlink:show="embed" xlink:actuate="onLoad" draw:mime-type="image/png"/></draw:frame><draw:frame draw:style-name="fr2" draw:name="Изображение58" text:anchor-type="paragraph" svg:x="1.842cm" svg:y="2.985cm" svg:width="0.445cm" svg:height="0.296cm" draw:z-index="75"><draw:image xlink:href="Pictures/10000000000000150000000EB7C237562C8B4630.png" xlink:type="simple" xlink:show="embed" xlink:actuate="onLoad" draw:mime-type="image/png"/></draw:frame><draw:frame draw:style-name="fr2" draw:name="Изображение59" text:anchor-type="paragraph" svg:x="2.307cm" svg:y="2.985cm" svg:width="0.233cm" svg:height="0.254cm" draw:z-index="76"><draw:image xlink:href="Pictures/100000000000000B0000000C080FACA36DCFEB41.png" xlink:type="simple" xlink:show="embed" xlink:actuate="onLoad" draw:mime-type="image/png"/></draw:frame><draw:frame draw:style-name="fr2" draw:name="Изображение60" text:anchor-type="paragraph" svg:x="2.582cm" svg:y="2.985cm" svg:width="0.233cm" svg:height="0.339cm" draw:z-index="77"><draw:image xlink:href="Pictures/100000000000000B0000001007A8BF6A49E5F06F.png" xlink:type="simple" xlink:show="embed" xlink:actuate="onLoad" draw:mime-type="image/png"/></draw:frame><draw:frame draw:style-name="fr2" draw:name="Изображение61" text:anchor-type="paragraph" svg:x="2.836cm" svg:y="2.985cm" svg:width="0.212cm" svg:height="0.254cm" draw:z-index="78"><draw:image xlink:href="Pictures/100000000000000A0000000CD50D12F0475B0CD2.png" xlink:type="simple" xlink:show="embed" xlink:actuate="onLoad" draw:mime-type="image/png"/></draw:frame><draw:frame draw:style-name="fr1" draw:name="Врезка19" text:anchor-type="paragraph" svg:x="3.069cm" svg:y="2.985cm" svg:width="0.191cm" svg:height="0.254cm" draw:z-index="79"><draw:text-box><text:p text:style-name="boxSans7000">3 �</text:p></draw:text-box></draw:frame><draw:frame draw:style-name="fr2" draw:name="Изображение62" text:anchor-type="paragraph" svg:x="3.281cm" svg:y="3.006cm" svg:width="0.233cm" svg:height="0.318cm" draw:z-index="80"><draw:image xlink:href="Pictures/100000000000000B0000000FF712005642E6CFC0.png" xlink:type="simple" xlink:show="embed" xlink:actuate="onLoad" draw:mime-type="image/png"/></draw:frame><draw:frame draw:style-name="fr2" draw:name="Изображение63" text:anchor-type="paragraph" svg:x="3.535cm" svg:y="2.985cm" svg:width="0.275cm" svg:height="0.254cm" draw:z-index="81"><draw:image xlink:href="Pictures/100000000000000D0000000CB7BFFC0D22983281.png" xlink:type="simple" xlink:show="embed" xlink:actuate="onLoad" draw:mime-type="image/png"/></draw:frame><draw:frame draw:style-name="fr2" draw:name="Изображение64" text:anchor-type="paragraph" svg:x="3.852cm" svg:y="2.985cm" svg:width="0.191cm" svg:height="0.254cm" draw:z-index="82"><draw:image xlink:href="Pictures/10000000000000090000000CD5E4D308780778D0.png" xlink:type="simple" xlink:show="embed" xlink:actuate="onLoad" draw:mime-type="image/png"/></draw:frame><draw:frame draw:style-name="fr2" draw:name="Изображение65" text:anchor-type="paragraph" svg:x="4.085cm" svg:y="2.985cm" svg:width="0.233cm" svg:height="0.254cm" draw:z-index="83"><draw:image xlink:href="Pictures/100000000000000B0000000C7AF1BC9607F0DA89.png" xlink:type="simple" xlink:show="embed" xlink:actuate="onLoad" draw:mime-type="image/png"/></draw:frame><draw:frame draw:style-name="fr2" draw:name="Изображение66" text:anchor-type="paragraph" svg:x="4.382cm" svg:y="3.006cm" svg:width="0.233cm" svg:height="0.233cm" draw:z-index="84"><draw:image xlink:href="Pictures/100000000000000B0000000B57786C8B064746C1.png" xlink:type="simple" xlink:show="embed" xlink:actuate="onLoad" draw:mime-type="image/png"/></draw:frame><draw:frame draw:style-name="fr2" draw:name="Изображение67" text:anchor-type="paragraph" svg:x="4.657cm" svg:y="2.9cm" svg:width="0.254cm" svg:height="0.339cm" draw:z-index="85"><draw:image xlink:href="Pictures/100000000000000C00000010813760FBD57CCF5A.png" xlink:type="simple" xlink:show="embed" xlink:actuate="onLoad" draw:mime-type="image/png"/></draw:frame><draw:frame draw:style-name="fr2" draw:name="Изображение68" text:anchor-type="paragraph" svg:x="0.55cm" svg:y="3.535cm" svg:width="0.127cm" svg:height="0.254cm" draw:z-index="86"><draw:image xlink:href="Pictures/10000000000000060000000C71F5736323D4A812.png" xlink:type="simple" xlink:show="embed" xlink:actuate="onLoad" draw:mime-type="image/png"/></draw:frame><draw:frame draw:style-name="fr2" draw:name="Изображение69" text:anchor-type="paragraph" svg:x="0.699cm" svg:y="3.556cm" svg:width="0.212cm" svg:height="0.233cm" draw:z-index="87"><draw:image xlink:href="Pictures/100000000000000A0000000BE783C40F0F5E947B.png" xlink:type="simple" xlink:show="embed" xlink:actuate="onLoad" draw:mime-type="image/png"/></draw:frame><draw:frame draw:style-name="fr2" draw:name="Изображение70" text:anchor-type="paragraph" svg:x="5.99cm" svg:y="0.529cm" svg:width="0.318cm" svg:height="0.445cm" draw:z-index="88"><draw:image xlink:href="Pictures/100000000000000F000000155DB3CE38BC12E194.png" xlink:type="simple" xlink:show="embed" xlink:actuate="onLoad" draw:mime-type="image/png"/></draw:frame><draw:frame draw:style-name="fr2" draw:name="Изображение71" text:anchor-type="paragraph" svg:x="6.329cm" svg:y="0.508cm" svg:width="0.466cm" svg:height="0.466cm" draw:z-index="89"><draw:image xlink:href="Pictures/100000000000001600000016FB58C2BF3FA8F45B.png" xlink:type="simple" xlink:show="embed" xlink:actuate="onLoad" draw:mime-type="image/png"/></draw:frame><draw:frame draw:style-name="fr2" draw:name="Изображение72" text:anchor-type="paragraph" svg:x="6.837cm" svg:y="0.529cm" svg:width="0.318cm" svg:height="0.445cm" draw:z-index="90"><draw:image xlink:href="Pictures/100000000000000F0000001565E910A018186475.png" xlink:type="simple" xlink:show="embed" xlink:actuate="onLoad" draw:mime-type="image/png"/></draw:frame><draw:frame draw:style-name="fr2" draw:name="Изображение73" text:anchor-type="paragraph" svg:x="7.218cm" svg:y="0.529cm" svg:width="0.36cm" svg:height="0.445cm" draw:z-index="91"><draw:image xlink:href="Pictures/1000000000000011000000158F4CDAAB9A4EDFA8.png" xlink:type="simple" xlink:show="embed" xlink:actuate="onLoad" draw:mime-type="image/png"/></draw:frame><draw:frame draw:style-name="fr2" draw:name="Изображение74" text:anchor-type="paragraph" svg:x="5.398cm" svg:y="1.905cm" svg:width="0.233cm" svg:height="0.254cm" draw:z-index="92"><draw:image xlink:href="Pictures/100000000000000B0000000C33B93BCA704A8554.png" xlink:type="simple" xlink:show="embed" xlink:actuate="onLoad" draw:mime-type="image/png"/></draw:frame><draw:frame draw:style-name="fr2" draw:name="Изображение75" text:anchor-type="paragraph" svg:x="5.652cm" svg:y="1.799cm" svg:width="0.233cm" svg:height="0.36cm" draw:z-index="93"><draw:image xlink:href="Pictures/100000000000000B00000011EFA6D870164F1221.png" xlink:type="simple" xlink:show="embed" xlink:actuate="onLoad" draw:mime-type="image/png"/></draw:frame><draw:frame draw:style-name="fr2" draw:name="Изображение76" text:anchor-type="paragraph" svg:x="5.906cm" svg:y="1.905cm" svg:width="0.233cm" svg:height="0.339cm" draw:z-index="94"><draw:image xlink:href="Pictures/100000000000000B00000010B994075FA1F185F0.png" xlink:type="simple" xlink:show="embed" xlink:actuate="onLoad" draw:mime-type="image/png"/></draw:frame><draw:frame draw:style-name="fr2" draw:name="Изображение77" text:anchor-type="paragraph" svg:x="6.16cm" svg:y="1.884cm" svg:width="0.233cm" svg:height="0.275cm" draw:z-index="95"><draw:image xlink:href="Pictures/100000000000000B0000000DABA53559E912280A.png" xlink:type="simple" xlink:show="embed" xlink:actuate="onLoad" draw:mime-type="image/png"/></draw:frame><draw:frame draw:style-name="fr2" draw:name="Изображение78" text:anchor-type="paragraph" svg:x="6.414cm" svg:y="1.884cm" svg:width="0.169cm" svg:height="0.275cm" draw:z-index="96"><draw:image xlink:href="Pictures/10000000000000080000000D84DC86898C3FA440.png" xlink:type="simple" xlink:show="embed" xlink:actuate="onLoad" draw:mime-type="image/png"/></draw:frame><draw:frame draw:style-name="fr2" draw:name="Изображение79" text:anchor-type="paragraph" svg:x="6.625cm" svg:y="1.905cm" svg:width="0.191cm" svg:height="0.339cm" draw:z-index="97"><draw:image xlink:href="Pictures/10000000000000090000001026CEE531BE83ABE5.png" xlink:type="simple" xlink:show="embed" xlink:actuate="onLoad" draw:mime-type="image/png"/></draw:frame><draw:frame draw:style-name="fr2" draw:name="Изображение80" text:anchor-type="paragraph" svg:x="6.858cm" svg:y="1.905cm" svg:width="0.339cm" svg:height="0.254cm" draw:z-index="98"><draw:image xlink:href="Pictures/10000000000000100000000C667C9DDB61279A0A.png" xlink:type="simple" xlink:show="embed" xlink:actuate="onLoad" draw:mime-type="image/png"/></draw:frame><draw:frame draw:style-name="fr2" draw:name="Изображение81" text:anchor-type="paragraph" svg:x="7.218cm" svg:y="1.905cm" svg:width="0.191cm" svg:height="0.254cm" draw:z-index="99"><draw:image xlink:href="Pictures/10000000000000090000000C6ADDCA6DA2503119.png" xlink:type="simple" xlink:show="embed" xlink:actuate="onLoad" draw:mime-type="image/png"/></draw:frame><draw:frame draw:style-name="fr2" draw:name="Изображение82" text:anchor-type="paragraph" svg:x="5.038cm" svg:y="2.434cm" svg:width="0.191cm" svg:height="0.233cm" draw:z-index="100"><draw:image xlink:href="Pictures/10000000000000090000000BA04A18CF87A5A2D5.png" xlink:type="simple" xlink:show="embed" xlink:actuate="onLoad" draw:mime-type="image/png"/></draw:frame><draw:frame draw:style-name="fr2" draw:name="Изображение83" text:anchor-type="paragraph" svg:x="5.249cm" svg:y="2.434cm" svg:width="0.191cm" svg:height="0.233cm" draw:z-index="101"><draw:image xlink:href="Pictures/10000000000000090000000B0B60E2DD1D0B34AA.png" xlink:type="simple" xlink:show="embed" xlink:actuate="onLoad" draw:mime-type="image/png"/></draw:frame><draw:frame draw:style-name="fr2" draw:name="Изображение84" text:anchor-type="paragraph" svg:x="5.503cm" svg:y="2.434cm" svg:width="0.445cm" svg:height="0.233cm" draw:z-index="102"><draw:image xlink:href="Pictures/10000000000000150000000B03EA801C005C836C.png" xlink:type="simple" xlink:show="embed" xlink:actuate="onLoad" draw:mime-type="image/png"/></draw:frame><draw:frame draw:style-name="fr2" draw:name="Изображение85" text:anchor-type="paragraph" svg:x="5.969cm" svg:y="2.434cm" svg:width="0.233cm" svg:height="0.233cm" draw:z-index="103"><draw:image xlink:href="Pictures/100000000000000B0000000BA949C20734F7A0BC.png" xlink:type="simple" xlink:show="embed" xlink:actuate="onLoad" draw:mime-type="image/png"/></draw:frame><draw:frame draw:style-name="fr2" draw:name="Изображение86" text:anchor-type="paragraph" svg:x="6.223cm" svg:y="2.434cm" svg:width="0.254cm" svg:height="0.233cm" draw:z-index="104"><draw:image xlink:href="Pictures/100000000000000C0000000BC815F02E6E2FE352.png" xlink:type="simple" xlink:show="embed" xlink:actuate="onLoad" draw:mime-type="image/png"/></draw:frame><draw:frame draw:style-name="fr2" draw:name="Изображение87" text:anchor-type="paragraph" svg:x="6.498cm" svg:y="2.434cm" svg:width="0.212cm" svg:height="0.233cm" draw:z-index="105"><draw:image xlink:href="Pictures/100000000000000A0000000BBF9416E057875A76.png" xlink:type="simple" xlink:show="embed" xlink:actuate="onLoad" draw:mime-type="image/png"/></draw:frame><draw:frame draw:style-name="fr2" draw:name="Изображение88" text:anchor-type="paragraph" svg:x="6.731cm" svg:y="2.625cm" svg:width="0.064cm" svg:height="0.042cm" draw:z-index="106"><draw:image xlink:href="Pictures/1000000000000003000000025775988BB068E817.png" xlink:type="simple" xlink:show="embed" xlink:actuate="onLoad" draw:mime-type="image/png"/></draw:frame><draw:frame draw:style-name="fr2" draw:name="Изображение89" text:anchor-type="paragraph" svg:x="6.244cm" svg:y="2.667cm" svg:width="0.064cm" svg:height="0.106cm" draw:z-index="107"><draw:image xlink:href="Pictures/100000000000000300000005D81D50AD25E269C3.png" xlink:type="simple" xlink:show="embed" xlink:actuate="onLoad" draw:mime-type="image/png"/></draw:frame><draw:frame draw:style-name="fr2" draw:name="Изображение90" text:anchor-type="paragraph" svg:x="5.186cm" svg:y="2.985cm" svg:width="0.064cm" svg:height="0.233cm" draw:z-index="108"><draw:image xlink:href="Pictures/10000000000000030000000B99F820713FF07206.png" xlink:type="simple" xlink:show="embed" xlink:actuate="onLoad" draw:mime-type="image/png"/></draw:frame><draw:frame draw:style-name="fr2" draw:name="Изображение91" text:anchor-type="paragraph" svg:x="0.974cm" svg:y="3.556cm" svg:width="0.212cm" svg:height="0.233cm" draw:z-index="109"><draw:image xlink:href="Pictures/100000000000000A0000000BA21AAE13B6BC3ED5.png" xlink:type="simple" xlink:show="embed" xlink:actuate="onLoad" draw:mime-type="image/png"/></draw:frame><draw:frame draw:style-name="fr2" draw:name="Изображение92" text:anchor-type="paragraph" svg:x="1.207cm" svg:y="3.556cm" svg:width="0.212cm" svg:height="0.233cm" draw:z-index="110"><draw:image xlink:href="Pictures/100000000000000A0000000BBED0F1642B78E385.png" xlink:type="simple" xlink:show="embed" xlink:actuate="onLoad" draw:mime-type="image/png"/></draw:frame><draw:frame draw:style-name="fr2" draw:name="Изображение93" text:anchor-type="paragraph" svg:x="1.439cm" svg:y="3.535cm" svg:width="0.191cm" svg:height="0.254cm" draw:z-index="111"><draw:image xlink:href="Pictures/10000000000000090000000CA7931CDE120A6C46.png" xlink:type="simple" xlink:show="embed" xlink:actuate="onLoad" draw:mime-type="image/png"/></draw:frame><draw:frame draw:style-name="fr2" draw:name="Изображение94" text:anchor-type="paragraph" svg:x="1.651cm" svg:y="3.535cm" svg:width="0.233cm" svg:height="0.254cm" draw:z-index="112"><draw:image xlink:href="Pictures/100000000000000B0000000C31072B8943F90BCF.png" xlink:type="simple" xlink:show="embed" xlink:actuate="onLoad" draw:mime-type="image/png"/></draw:frame><draw:frame draw:style-name="fr2" draw:name="Изображение95" text:anchor-type="paragraph" svg:x="7.684cm" svg:y="0.487cm" svg:width="0.36cm" svg:height="0.487cm" draw:z-index="113"><draw:image xlink:href="Pictures/100000000000001100000017FF857436578C0B67.png" xlink:type="simple" xlink:show="embed" xlink:actuate="onLoad" draw:mime-type="image/png"/></draw:frame><draw:frame draw:style-name="fr2" draw:name="Изображение96" text:anchor-type="paragraph" svg:x="7.557cm" svg:y="1.905cm" svg:width="0.445cm" svg:height="0.254cm" draw:z-index="114"><draw:image xlink:href="Pictures/10000000000000150000000CFF3E45B7709D5556.png" xlink:type="simple" xlink:show="embed" xlink:actuate="onLoad" draw:mime-type="image/png"/></draw:frame><draw:frame draw:style-name="fr2" draw:name="Изображение97" text:anchor-type="paragraph" svg:x="8.022cm" svg:y="1.905cm" svg:width="0.233cm" svg:height="0.254cm" draw:z-index="115"><draw:image xlink:href="Pictures/100000000000000B0000000C122278619401CD1A.png" xlink:type="simple" xlink:show="embed" xlink:actuate="onLoad" draw:mime-type="image/png"/></draw:frame><draw:frame draw:style-name="fr2" draw:name="Изображение98" text:anchor-type="paragraph" svg:x="8.276cm" svg:y="1.905cm" svg:width="0.233cm" svg:height="0.339cm" draw:z-index="116"><draw:image xlink:href="Pictures/100000000000000B00000010E5786721BC29A977.png" xlink:type="simple" xlink:show="embed" xlink:actuate="onLoad" draw:mime-type="image/png"/></draw:frame><draw:frame draw:style-name="fr2" draw:name="Изображение99" text:anchor-type="paragraph" svg:x="8.53cm" svg:y="1.905cm" svg:width="0.254cm" svg:height="0.254cm" draw:z-index="117"><draw:image xlink:href="Pictures/100000000000000C0000000C2835E7A521AE89AD.png" xlink:type="simple" xlink:show="embed" xlink:actuate="onLoad" draw:mime-type="image/png"/></draw:frame><draw:frame draw:style-name="fr2" draw:name="Изображение100" text:anchor-type="paragraph" svg:x="8.805cm" svg:y="1.799cm" svg:width="0.233cm" svg:height="0.339cm" draw:z-index="118"><draw:image xlink:href="Pictures/100000000000000B0000001080AA570A93A25B2E.png" xlink:type="simple" xlink:show="embed" xlink:actuate="onLoad" draw:mime-type="image/png"/></draw:frame><draw:frame draw:style-name="fr2" draw:name="Изображение101" text:anchor-type="paragraph" svg:x="5.334cm" svg:y="3.006cm" svg:width="0.085cm" svg:height="0.233cm" draw:z-index="119"><draw:image xlink:href="Pictures/10000000000000040000000BC730C7C7919DAFC0.png" xlink:type="simple" xlink:show="embed" xlink:actuate="onLoad" draw:mime-type="image/png"/></draw:frame><draw:frame draw:style-name="fr2" draw:name="Изображение102" text:anchor-type="paragraph" svg:x="5.461cm" svg:y="2.985cm" svg:width="0.254cm" svg:height="0.339cm" draw:z-index="120"><draw:image xlink:href="Pictures/100000000000000C00000010D5D6800615D3D1F4.png" xlink:type="simple" xlink:show="embed" xlink:actuate="onLoad" draw:mime-type="image/png"/></draw:frame><draw:frame draw:style-name="fr2" draw:name="Изображение103" text:anchor-type="paragraph" svg:x="5.736cm" svg:y="2.985cm" svg:width="0.191cm" svg:height="0.254cm" draw:z-index="121"><draw:image xlink:href="Pictures/10000000000000090000000C7C5A55BF4CEC2FF8.png" xlink:type="simple" xlink:show="embed" xlink:actuate="onLoad" draw:mime-type="image/png"/></draw:frame><draw:frame draw:style-name="fr2" draw:name="Изображение104" text:anchor-type="paragraph" svg:x="5.948cm" svg:y="2.985cm" svg:width="0.593cm" svg:height="0.296cm" draw:z-index="122"><draw:image xlink:href="Pictures/100000000000001C0000000E498E10FF4D47D622.png" xlink:type="simple" xlink:show="embed" xlink:actuate="onLoad" draw:mime-type="image/png"/></draw:frame><draw:frame draw:style-name="fr2" draw:name="Изображение105" text:anchor-type="paragraph" svg:x="6.583cm" svg:y="2.985cm" svg:width="0.148cm" svg:height="0.254cm" draw:z-index="123"><draw:image xlink:href="Pictures/10000000000000070000000C42D07A50961059E4.png" xlink:type="simple" xlink:show="embed" xlink:actuate="onLoad" draw:mime-type="image/png"/></draw:frame><draw:frame draw:style-name="fr2" draw:name="Изображение106" text:anchor-type="paragraph" svg:x="2.074cm" svg:y="3.535cm" svg:width="0.233cm" svg:height="0.254cm" draw:z-index="124"><draw:image xlink:href="Pictures/100000000000000B0000000C60E7F2C08CBD6AD8.png" xlink:type="simple" xlink:show="embed" xlink:actuate="onLoad" draw:mime-type="image/png"/></draw:frame><draw:frame draw:style-name="fr2" draw:name="Изображение107" text:anchor-type="paragraph" svg:x="8.361cm" svg:y="0.508cm" svg:width="0.445cm" svg:height="0.466cm" draw:z-index="125"><draw:image xlink:href="Pictures/100000000000001500000016C980B9E25DF40DF8.png" xlink:type="simple" xlink:show="embed" xlink:actuate="onLoad" draw:mime-type="image/png"/></draw:frame><draw:frame draw:style-name="fr2" draw:name="Изображение108" text:anchor-type="paragraph" svg:x="8.869cm" svg:y="0.529cm" svg:width="0.254cm" svg:height="0.445cm" draw:z-index="126"><draw:image xlink:href="Pictures/100000000000000C00000015ABF0DA9511F13478.png" xlink:type="simple" xlink:show="embed" xlink:actuate="onLoad" draw:mime-type="image/png"/></draw:frame><draw:frame draw:style-name="fr2" draw:name="Изображение109" text:anchor-type="paragraph" svg:x="9.208cm" svg:y="0.529cm" svg:width="0.318cm" svg:height="0.445cm" draw:z-index="127"><draw:image xlink:href="Pictures/100000000000000F000000156A724E66543C840B.png" xlink:type="simple" xlink:show="embed" xlink:actuate="onLoad" draw:mime-type="image/png"/></draw:frame><draw:frame draw:style-name="fr2" draw:name="Изображение110" text:anchor-type="paragraph" svg:x="9.546cm" svg:y="0.508cm" svg:width="0.699cm" svg:height="0.466cm" draw:z-index="128"><draw:image xlink:href="Pictures/100000000000002100000016F04E9414B514F1BA.png" xlink:type="simple" xlink:show="embed" xlink:actuate="onLoad" draw:mime-type="image/png"/></draw:frame><draw:frame draw:style-name="fr2" draw:name="Изображение111" text:anchor-type="paragraph" svg:x="9.208cm" svg:y="1.884cm" svg:width="0.487cm" svg:height="0.339cm" draw:z-index="129"><draw:image xlink:href="Pictures/10000000000000170000001099B69CD3A9EDDE8B.png" xlink:type="simple" xlink:show="embed" xlink:actuate="onLoad" draw:mime-type="image/png"/></draw:frame><draw:frame draw:style-name="fr2" draw:name="Изображение112" text:anchor-type="paragraph" svg:x="9.716cm" svg:y="1.884cm" svg:width="0.487cm" svg:height="0.339cm" draw:z-index="130"><draw:image xlink:href="Pictures/100000000000001700000010C18CF5A7F7E9ED2D.png" xlink:type="simple" xlink:show="embed" xlink:actuate="onLoad" draw:mime-type="image/png"/></draw:frame><draw:frame draw:style-name="fr2" draw:name="Изображение113" text:anchor-type="paragraph" svg:x="10.266cm" svg:y="1.884cm" svg:width="0.233cm" svg:height="0.254cm" draw:z-index="131"><draw:image xlink:href="Pictures/100000000000000B0000000CF266E5CF9226F8FE.png" xlink:type="simple" xlink:show="embed" xlink:actuate="onLoad" draw:mime-type="image/png"/></draw:frame><draw:frame draw:style-name="fr2" draw:name="Изображение114" text:anchor-type="paragraph" svg:x="10.541cm" svg:y="1.884cm" svg:width="0.191cm" svg:height="0.254cm" draw:z-index="132"><draw:image xlink:href="Pictures/10000000000000090000000CA566AA409793F096.png" xlink:type="simple" xlink:show="embed" xlink:actuate="onLoad" draw:mime-type="image/png"/></draw:frame><draw:frame draw:style-name="fr2" draw:name="Изображение115" text:anchor-type="paragraph" svg:x="10.774cm" svg:y="1.799cm" svg:width="0.254cm" svg:height="0.339cm" draw:z-index="133"><draw:image xlink:href="Pictures/100000000000000C000000108B56D7A43D93ED9D.png" xlink:type="simple" xlink:show="embed" xlink:actuate="onLoad" draw:mime-type="image/png"/></draw:frame><draw:frame draw:style-name="fr2" draw:name="Изображение116" text:anchor-type="paragraph" svg:x="11.07cm" svg:y="1.884cm" svg:width="0.36cm" svg:height="0.254cm" draw:z-index="134"><draw:image xlink:href="Pictures/10000000000000110000000CAB96D3642D5BC03B.png" xlink:type="simple" xlink:show="embed" xlink:actuate="onLoad" draw:mime-type="image/png"/></draw:frame><draw:frame draw:style-name="fr1" draw:name="Врезка20" text:anchor-type="paragraph" svg:x="11.451cm" svg:y="1.884cm" svg:width="0.254cm" svg:height="0.254cm" draw:z-index="135"><draw:text-box><text:p text:style-name="boxSans7000">И �</text:p></draw:text-box></draw:frame><draw:frame draw:style-name="fr2" draw:name="Изображение117" text:anchor-type="paragraph" svg:x="11.748cm" svg:y="1.799cm" svg:width="0.254cm" svg:height="0.339cm" draw:z-index="136"><draw:image xlink:href="Pictures/100000000000000C000000105497A7674F109E40.png" xlink:type="simple" xlink:show="embed" xlink:actuate="onLoad" draw:mime-type="image/png"/></draw:frame><draw:frame draw:style-name="fr2" draw:name="Изображение118" text:anchor-type="paragraph" svg:x="7.705cm" svg:y="2.434cm" svg:width="0.233cm" svg:height="0.233cm" draw:z-index="137"><draw:image xlink:href="Pictures/100000000000000B0000000B1FB9A053BCE73CC8.png" xlink:type="simple" xlink:show="embed" xlink:actuate="onLoad" draw:mime-type="image/png"/></draw:frame><draw:frame draw:style-name="fr2" draw:name="Изображение119" text:anchor-type="paragraph" svg:x="7.98cm" svg:y="2.434cm" svg:width="0.169cm" svg:height="0.233cm" draw:z-index="138"><draw:image xlink:href="Pictures/10000000000000080000000B93AC800292AAB0E2.png" xlink:type="simple" xlink:show="embed" xlink:actuate="onLoad" draw:mime-type="image/png"/></draw:frame><draw:frame draw:style-name="fr2" draw:name="Изображение120" text:anchor-type="paragraph" svg:x="8.192cm" svg:y="2.35cm" svg:width="0.212cm" svg:height="0.318cm" draw:z-index="139"><draw:image xlink:href="Pictures/100000000000000A0000000FF483671C21C4C0B6.png" xlink:type="simple" xlink:show="embed" xlink:actuate="onLoad" draw:mime-type="image/png"/></draw:frame><draw:frame draw:style-name="fr2" draw:name="Изображение121" text:anchor-type="paragraph" svg:x="8.446cm" svg:y="2.434cm" svg:width="0.191cm" svg:height="0.233cm" draw:z-index="140"><draw:image xlink:href="Pictures/10000000000000090000000BAE0DA501387F5883.png" xlink:type="simple" xlink:show="embed" xlink:actuate="onLoad" draw:mime-type="image/png"/></draw:frame><draw:frame draw:style-name="fr2" draw:name="Изображение122" text:anchor-type="paragraph" svg:x="8.657cm" svg:y="2.434cm" svg:width="0.318cm" svg:height="0.233cm" draw:z-index="141"><draw:image xlink:href="Pictures/100000000000000F0000000B3C927FE4B4ED64DF.png" xlink:type="simple" xlink:show="embed" xlink:actuate="onLoad" draw:mime-type="image/png"/></draw:frame><draw:frame draw:style-name="fr2" draw:name="Изображение123" text:anchor-type="paragraph" svg:x="9.017cm" svg:y="2.413cm" svg:width="0.212cm" svg:height="0.254cm" draw:z-index="142"><draw:image xlink:href="Pictures/100000000000000A0000000C8FA76A1019119E23.png" xlink:type="simple" xlink:show="embed" xlink:actuate="onLoad" draw:mime-type="image/png"/></draw:frame><draw:frame draw:style-name="fr2" draw:name="Изображение124" text:anchor-type="paragraph" svg:x="9.25cm" svg:y="2.434cm" svg:width="0.254cm" svg:height="0.233cm" draw:z-index="143"><draw:image xlink:href="Pictures/100000000000000C0000000BF58A4F3446D3E0EF.png" xlink:type="simple" xlink:show="embed" xlink:actuate="onLoad" draw:mime-type="image/png"/></draw:frame><draw:frame draw:style-name="fr2" draw:name="Изображение125" text:anchor-type="paragraph" svg:x="9.546cm" svg:y="2.434cm" svg:width="0.233cm" svg:height="0.233cm" draw:z-index="144"><draw:image xlink:href="Pictures/100000000000000B0000000B5BBC6FA4EE226CCF.png" xlink:type="simple" xlink:show="embed" xlink:actuate="onLoad" draw:mime-type="image/png"/></draw:frame><draw:frame draw:style-name="fr2" draw:name="Изображение126" text:anchor-type="paragraph" svg:x="9.821cm" svg:y="2.434cm" svg:width="0.191cm" svg:height="0.233cm" draw:z-index="145"><draw:image xlink:href="Pictures/10000000000000090000000B773C0A4DF5A08BE9.png" xlink:type="simple" xlink:show="embed" xlink:actuate="onLoad" draw:mime-type="image/png"/></draw:frame><draw:frame draw:style-name="fr2" draw:name="Изображение127" text:anchor-type="paragraph" svg:x="7.049cm" svg:y="2.985cm" svg:width="0.212cm" svg:height="0.233cm" draw:z-index="146"><draw:image xlink:href="Pictures/100000000000000A0000000B689A566121BA5D23.png" xlink:type="simple" xlink:show="embed" xlink:actuate="onLoad" draw:mime-type="image/png"/></draw:frame><draw:frame draw:style-name="fr2" draw:name="Изображение128" text:anchor-type="paragraph" svg:x="7.281cm" svg:y="2.985cm" svg:width="0.191cm" svg:height="0.233cm" draw:z-index="147"><draw:image xlink:href="Pictures/10000000000000090000000B0CCADA350C3A21B6.png" xlink:type="simple" xlink:show="embed" xlink:actuate="onLoad" draw:mime-type="image/png"/></draw:frame><draw:frame draw:style-name="fr2" draw:name="Изображение129" text:anchor-type="paragraph" svg:x="7.514cm" svg:y="2.985cm" svg:width="0.191cm" svg:height="0.233cm" draw:z-index="148"><draw:image xlink:href="Pictures/10000000000000090000000B53B640B4018E9598.png" xlink:type="simple" xlink:show="embed" xlink:actuate="onLoad" draw:mime-type="image/png"/></draw:frame><draw:frame draw:style-name="fr2" draw:name="Изображение130" text:anchor-type="paragraph" svg:x="7.747cm" svg:y="2.985cm" svg:width="0.254cm" svg:height="0.233cm" draw:z-index="149"><draw:image xlink:href="Pictures/100000000000000C0000000B50B4B1B3DDB98A0F.png" xlink:type="simple" xlink:show="embed" xlink:actuate="onLoad" draw:mime-type="image/png"/></draw:frame><draw:frame draw:style-name="fr2" draw:name="Изображение131" text:anchor-type="paragraph" svg:x="2.477cm" svg:y="3.514cm" svg:width="0.191cm" svg:height="0.064cm" draw:z-index="150"><draw:image xlink:href="Pictures/1000000000000009000000036BFF6DA8C18FE851.png" xlink:type="simple" xlink:show="embed" xlink:actuate="onLoad" draw:mime-type="image/png"/></draw:frame><draw:frame draw:style-name="fr2" draw:name="Изображение132" text:anchor-type="paragraph" svg:x="2.667cm" svg:y="3.577cm" svg:width="0.041cm" svg:height="0.212cm" draw:z-index="151"><draw:image xlink:href="Pictures/10000000000000010000000A679752DBF1A30DD3.png" xlink:type="simple" xlink:show="embed" xlink:actuate="onLoad" draw:mime-type="image/png"/></draw:frame><draw:frame draw:style-name="fr2" draw:name="Изображение133" text:anchor-type="paragraph" svg:x="2.709cm" svg:y="3.577cm" svg:width="0.148cm" svg:height="0.191cm" draw:z-index="152"><draw:image xlink:href="Pictures/100000000000000700000009AB3F8EBFBF4DAB75.png" xlink:type="simple" xlink:show="embed" xlink:actuate="onLoad" draw:mime-type="image/png"/></draw:frame><draw:frame draw:style-name="fr2" draw:name="Изображение134" text:anchor-type="paragraph" svg:x="10.351cm" svg:y="0.529cm" svg:width="0.275cm" svg:height="0.445cm" draw:z-index="153"><draw:image xlink:href="Pictures/100000000000000D0000001566E54674EA202D83.png" xlink:type="simple" xlink:show="embed" xlink:actuate="onLoad" draw:mime-type="image/png"/></draw:frame><draw:frame draw:style-name="fr2" draw:name="Изображение135" text:anchor-type="paragraph" svg:x="10.181cm" svg:y="2.434cm" svg:width="0.212cm" svg:height="0.233cm" draw:z-index="154"><draw:image xlink:href="Pictures/100000000000000A0000000B12A02C977A7399D5.png" xlink:type="simple" xlink:show="embed" xlink:actuate="onLoad" draw:mime-type="image/png"/></draw:frame><draw:frame draw:style-name="fr2" draw:name="Изображение136" text:anchor-type="paragraph" svg:x="10.414cm" svg:y="2.434cm" svg:width="0.233cm" svg:height="0.233cm" draw:z-index="155"><draw:image xlink:href="Pictures/100000000000000B0000000BC2FF0B7A03976C78.png" xlink:type="simple" xlink:show="embed" xlink:actuate="onLoad" draw:mime-type="image/png"/></draw:frame><draw:frame draw:style-name="fr2" draw:name="Изображение137" text:anchor-type="paragraph" svg:x="10.689cm" svg:y="2.434cm" svg:width="0.169cm" svg:height="0.233cm" draw:z-index="156"><draw:image xlink:href="Pictures/10000000000000080000000B7B1908B9B35FE7A6.png" xlink:type="simple" xlink:show="embed" xlink:actuate="onLoad" draw:mime-type="image/png"/></draw:frame><draw:frame draw:style-name="fr2" draw:name="Изображение138" text:anchor-type="paragraph" svg:x="10.88cm" svg:y="2.434cm" svg:width="0.275cm" svg:height="0.233cm" draw:z-index="157"><draw:image xlink:href="Pictures/100000000000000D0000000BD20E6D9F181DC6F9.png" xlink:type="simple" xlink:show="embed" xlink:actuate="onLoad" draw:mime-type="image/png"/></draw:frame><draw:frame draw:style-name="fr2" draw:name="Изображение139" text:anchor-type="paragraph" svg:x="11.197cm" svg:y="2.434cm" svg:width="0.254cm" svg:height="0.233cm" draw:z-index="158"><draw:image xlink:href="Pictures/100000000000000C0000000BD8CC6C9126F49DEB.png" xlink:type="simple" xlink:show="embed" xlink:actuate="onLoad" draw:mime-type="image/png"/></draw:frame><draw:frame draw:style-name="fr2" draw:name="Изображение140" text:anchor-type="paragraph" svg:x="11.472cm" svg:y="2.434cm" svg:width="0.339cm" svg:height="0.233cm" draw:z-index="159"><draw:image xlink:href="Pictures/10000000000000100000000BE82C861FD838991D.png" xlink:type="simple" xlink:show="embed" xlink:actuate="onLoad" draw:mime-type="image/png"/></draw:frame><draw:frame draw:style-name="fr2" draw:name="Изображение141" text:anchor-type="paragraph" svg:x="11.832cm" svg:y="2.519cm" svg:width="0.169cm" svg:height="0.064cm" draw:z-index="160"><draw:image xlink:href="Pictures/1000000000000008000000034FF2C31A0D24DF54.png" xlink:type="simple" xlink:show="embed" xlink:actuate="onLoad" draw:mime-type="image/png"/></draw:frame><draw:frame draw:style-name="fr2" draw:name="Изображение142" text:anchor-type="paragraph" svg:x="8.065cm" svg:y="3.006cm" svg:width="0.127cm" svg:height="0.148cm" draw:z-index="161"><draw:image xlink:href="Pictures/1000000000000006000000074C433D107B8BB7C7.png" xlink:type="simple" xlink:show="embed" xlink:actuate="onLoad" draw:mime-type="image/png"/></draw:frame><draw:frame draw:style-name="fr2" draw:name="Изображение143" text:anchor-type="paragraph" svg:x="2.942cm" svg:y="3.514cm" svg:width="0.233cm" svg:height="0.339cm" draw:z-index="162"><draw:image xlink:href="Pictures/100000000000000B000000109DF34FAC47970DDE.png" xlink:type="simple" xlink:show="embed" xlink:actuate="onLoad" draw:mime-type="image/png"/></draw:frame><draw:frame draw:style-name="fr2" draw:name="Изображение144" text:anchor-type="paragraph" svg:x="3.196cm" svg:y="3.514cm" svg:width="0.296cm" svg:height="0.254cm" draw:z-index="163"><draw:image xlink:href="Pictures/100000000000000E0000000CC84F202B62B311A1.png" xlink:type="simple" xlink:show="embed" xlink:actuate="onLoad" draw:mime-type="image/png"/></draw:frame><draw:frame draw:style-name="fr2" draw:name="Изображение145" text:anchor-type="paragraph" svg:x="3.514cm" svg:y="3.535cm" svg:width="0.254cm" svg:height="0.254cm" draw:z-index="164"><draw:image xlink:href="Pictures/100000000000000C0000000C33169D616E17716F.png" xlink:type="simple" xlink:show="embed" xlink:actuate="onLoad" draw:mime-type="image/png"/></draw:frame><draw:frame draw:style-name="fr2" draw:name="Изображение146" text:anchor-type="paragraph" svg:x="3.81cm" svg:y="3.514cm" svg:width="0.254cm" svg:height="0.254cm" draw:z-index="165"><draw:image xlink:href="Pictures/100000000000000C0000000C618766E6B7461333.png" xlink:type="simple" xlink:show="embed" xlink:actuate="onLoad" draw:mime-type="image/png"/></draw:frame><draw:frame draw:style-name="fr2" draw:name="Изображение147" text:anchor-type="paragraph" svg:x="4.085cm" svg:y="3.514cm" svg:width="0.487cm" svg:height="0.275cm" draw:z-index="166"><draw:image xlink:href="Pictures/10000000000000170000000D4CADE27479153A10.png" xlink:type="simple" xlink:show="embed" xlink:actuate="onLoad" draw:mime-type="image/png"/></draw:frame><draw:frame draw:style-name="fr2" draw:name="Изображение148" text:anchor-type="paragraph" svg:x="4.614cm" svg:y="3.514cm" svg:width="0.233cm" svg:height="0.275cm" draw:z-index="167"><draw:image xlink:href="Pictures/100000000000000B0000000D30FED214C93CC75E.png" xlink:type="simple" xlink:show="embed" xlink:actuate="onLoad" draw:mime-type="image/png"/></draw:frame><draw:frame draw:style-name="fr2" draw:name="Изображение149" text:anchor-type="paragraph" svg:x="4.89cm" svg:y="3.514cm" svg:width="0.445cm" svg:height="0.254cm" draw:z-index="168"><draw:image xlink:href="Pictures/10000000000000150000000C00CF0E6892A19A03.png" xlink:type="simple" xlink:show="embed" xlink:actuate="onLoad" draw:mime-type="image/png"/></draw:frame><draw:frame draw:style-name="fr2" draw:name="Изображение150" text:anchor-type="paragraph" svg:x="5.376cm" svg:y="3.535cm" svg:width="0.254cm" svg:height="0.254cm" draw:z-index="169"><draw:image xlink:href="Pictures/100000000000000C0000000C6267AE75EB63A3FA.png" xlink:type="simple" xlink:show="embed" xlink:actuate="onLoad" draw:mime-type="image/png"/></draw:frame><draw:frame draw:style-name="fr2" draw:name="Изображение151" text:anchor-type="paragraph" svg:x="5.694cm" svg:y="3.725cm" svg:width="0.042cm" svg:height="0.042cm" draw:z-index="170"><draw:image xlink:href="Pictures/100000000000000200000002179AEB327F1E8A55.png" xlink:type="simple" xlink:show="embed" xlink:actuate="onLoad" draw:mime-type="image/png"/></draw:frame><draw:frame draw:style-name="fr2" draw:name="Изображение152" text:anchor-type="paragraph" svg:x="8.446cm" svg:y="2.985cm" svg:width="0.191cm" svg:height="0.254cm" draw:z-index="171"><draw:image xlink:href="Pictures/10000000000000090000000C9487C5C15274522C.png" xlink:type="simple" xlink:show="embed" xlink:actuate="onLoad" draw:mime-type="image/png"/></draw:frame><draw:frame draw:style-name="fr2" draw:name="Изображение153" text:anchor-type="paragraph" svg:x="8.657cm" svg:y="2.985cm" svg:width="0.233cm" svg:height="0.254cm" draw:z-index="172"><draw:image xlink:href="Pictures/100000000000000B0000000C7F30C254AEBC9F85.png" xlink:type="simple" xlink:show="embed" xlink:actuate="onLoad" draw:mime-type="image/png"/></draw:frame><draw:frame draw:style-name="fr2" draw:name="Изображение154" text:anchor-type="paragraph" svg:x="8.932cm" svg:y="2.985cm" svg:width="0.191cm" svg:height="0.254cm" draw:z-index="173"><draw:image xlink:href="Pictures/10000000000000090000000C608BA2720E4CB998.png" xlink:type="simple" xlink:show="embed" xlink:actuate="onLoad" draw:mime-type="image/png"/></draw:frame><draw:frame draw:style-name="fr2" draw:name="Изображение155" text:anchor-type="paragraph" svg:x="9.144cm" svg:y="2.985cm" svg:width="0.254cm" svg:height="0.296cm" draw:z-index="174"><draw:image xlink:href="Pictures/100000000000000C0000000E577F0D2AC63DE8BC.png" xlink:type="simple" xlink:show="embed" xlink:actuate="onLoad" draw:mime-type="image/png"/></draw:frame><draw:frame draw:style-name="fr2" draw:name="Изображение156" text:anchor-type="paragraph" svg:x="6.456cm" svg:y="3.514cm" svg:width="0.212cm" svg:height="0.254cm" draw:z-index="175"><draw:image xlink:href="Pictures/100000000000000A0000000CBF908976ABB9578D.png" xlink:type="simple" xlink:show="embed" xlink:actuate="onLoad" draw:mime-type="image/png"/></draw:frame><draw:frame draw:style-name="fr2" draw:name="Изображение157" text:anchor-type="paragraph" svg:x="6.71cm" svg:y="3.514cm" svg:width="0.423cm" svg:height="0.254cm" draw:z-index="176"><draw:image xlink:href="Pictures/10000000000000140000000C1F15F494FB602A3B.png" xlink:type="simple" xlink:show="embed" xlink:actuate="onLoad" draw:mime-type="image/png"/></draw:frame><draw:frame draw:style-name="fr2" draw:name="Изображение158" text:anchor-type="paragraph" svg:x="7.154cm" svg:y="3.535cm" svg:width="0.127cm" svg:height="0.254cm" draw:z-index="177"><draw:image xlink:href="Pictures/10000000000000060000000CFCB13053F6807D0B.png" xlink:type="simple" xlink:show="embed" xlink:actuate="onLoad" draw:mime-type="image/png"/></draw:frame><draw:frame draw:style-name="fr2" draw:name="Изображение159" text:anchor-type="paragraph" svg:x="5.99cm" svg:y="3.408cm" svg:width="0.254cm" svg:height="0.36cm" draw:z-index="178"><draw:image xlink:href="Pictures/100000000000000C000000112B442B0B84931320.png" xlink:type="simple" xlink:show="embed" xlink:actuate="onLoad" draw:mime-type="image/png"/></draw:frame><draw:frame draw:style-name="fr2" draw:name="Изображение160" text:anchor-type="paragraph" svg:x="7.387cm" svg:y="3.514cm" svg:width="0.233cm" svg:height="0.254cm" draw:z-index="179"><draw:image xlink:href="Pictures/100000000000000B0000000CA5E10C8A622A4C2E.png" xlink:type="simple" xlink:show="embed" xlink:actuate="onLoad" draw:mime-type="image/png"/></draw:frame><draw:frame draw:style-name="fr2" draw:name="Изображение161" text:anchor-type="paragraph" svg:x="7.684cm" svg:y="3.514cm" svg:width="0.233cm" svg:height="0.275cm" draw:z-index="180"><draw:image xlink:href="Pictures/100000000000000B0000000DA44BE17C0E651547.png" xlink:type="simple" xlink:show="embed" xlink:actuate="onLoad" draw:mime-type="image/png"/></draw:frame><draw:frame draw:style-name="fr2" draw:name="Изображение162" text:anchor-type="paragraph" svg:x="7.938cm" svg:y="3.514cm" svg:width="0.191cm" svg:height="0.254cm" draw:z-index="181"><draw:image xlink:href="Pictures/10000000000000090000000C9CA64A719DA5BD29.png" xlink:type="simple" xlink:show="embed" xlink:actuate="onLoad" draw:mime-type="image/png"/></draw:frame><draw:frame draw:style-name="fr2" draw:name="Изображение163" text:anchor-type="paragraph" svg:x="9.419cm" svg:y="2.985cm" svg:width="0.402cm" svg:height="0.233cm" draw:z-index="182"><draw:image xlink:href="Pictures/10000000000000130000000B160EF7EC0A063ADA.png" xlink:type="simple" xlink:show="embed" xlink:actuate="onLoad" draw:mime-type="image/png"/></draw:frame><draw:frame draw:style-name="fr2" draw:name="Изображение164" text:anchor-type="paragraph" svg:x="8.276cm" svg:y="3.535cm" svg:width="0.106cm" svg:height="0.233cm" draw:z-index="183"><draw:image xlink:href="Pictures/10000000000000050000000BEE7277F6830BFBBB.png" xlink:type="simple" xlink:show="embed" xlink:actuate="onLoad" draw:mime-type="image/png"/></draw:frame><draw:frame draw:style-name="fr2" draw:name="Изображение165" text:anchor-type="paragraph" svg:x="8.403cm" svg:y="3.514cm" svg:width="0.212cm" svg:height="0.254cm" draw:z-index="184"><draw:image xlink:href="Pictures/100000000000000A0000000CC735F9FCDB966EF2.png" xlink:type="simple" xlink:show="embed" xlink:actuate="onLoad" draw:mime-type="image/png"/></draw:frame><draw:frame draw:style-name="fr2" draw:name="Изображение166" text:anchor-type="paragraph" svg:x="9.885cm" svg:y="2.985cm" svg:width="0.148cm" svg:height="0.233cm" draw:z-index="185"><draw:image xlink:href="Pictures/10000000000000070000000BADC52EDA8B182A1A.png" xlink:type="simple" xlink:show="embed" xlink:actuate="onLoad" draw:mime-type="image/png"/></draw:frame><draw:frame draw:style-name="fr2" draw:name="Изображение167" text:anchor-type="paragraph" svg:x="10.372cm" svg:y="2.985cm" svg:width="0.148cm" svg:height="0.233cm" draw:z-index="186"><draw:image xlink:href="Pictures/10000000000000070000000B0C26CB2EA489A0A1.png" xlink:type="simple" xlink:show="embed" xlink:actuate="onLoad" draw:mime-type="image/png"/></draw:frame><draw:frame draw:style-name="fr2" draw:name="Изображение168" text:anchor-type="paragraph" svg:x="10.562cm" svg:y="2.985cm" svg:width="0.233cm" svg:height="0.233cm" draw:z-index="187"><draw:image xlink:href="Pictures/100000000000000B0000000BE72C2807D3D57B77.png" xlink:type="simple" xlink:show="embed" xlink:actuate="onLoad" draw:mime-type="image/png"/></draw:frame><draw:frame draw:style-name="fr2" draw:name="Изображение169" text:anchor-type="paragraph" svg:x="10.859cm" svg:y="2.963cm" svg:width="0.423cm" svg:height="0.254cm" draw:z-index="188"><draw:image xlink:href="Pictures/10000000000000140000000C9CB915FEDC6DE371.png" xlink:type="simple" xlink:show="embed" xlink:actuate="onLoad" draw:mime-type="image/png"/></draw:frame><draw:frame draw:style-name="fr2" draw:name="Изображение170" text:anchor-type="paragraph" svg:x="11.324cm" svg:y="2.985cm" svg:width="0.212cm" svg:height="0.233cm" draw:z-index="189"><draw:image xlink:href="Pictures/100000000000000A0000000B6B30CE720AB223F5.png" xlink:type="simple" xlink:show="embed" xlink:actuate="onLoad" draw:mime-type="image/png"/></draw:frame><draw:frame draw:style-name="fr2" draw:name="Изображение171" text:anchor-type="paragraph" svg:x="11.557cm" svg:y="2.985cm" svg:width="0.233cm" svg:height="0.233cm" draw:z-index="190"><draw:image xlink:href="Pictures/100000000000000B0000000B0C6905D7F47FF5F0.png" xlink:type="simple" xlink:show="embed" xlink:actuate="onLoad" draw:mime-type="image/png"/></draw:frame><draw:frame draw:style-name="fr2" draw:name="Изображение172" text:anchor-type="paragraph" svg:x="11.832cm" svg:y="3.069cm" svg:width="0.169cm" svg:height="0.042cm" draw:z-index="191"><draw:image xlink:href="Pictures/100000000000000800000002397486E625AE13F0.png" xlink:type="simple" xlink:show="embed" xlink:actuate="onLoad" draw:mime-type="image/png"/></draw:frame><draw:frame draw:style-name="fr2" draw:name="Изображение173" text:anchor-type="paragraph" svg:x="8.996cm" svg:y="3.514cm" svg:width="0.296cm" svg:height="0.254cm" draw:z-index="192"><draw:image xlink:href="Pictures/100000000000000E0000000CF90CD54EF82D373C.png" xlink:type="simple" xlink:show="embed" xlink:actuate="onLoad" draw:mime-type="image/png"/></draw:frame><draw:frame draw:style-name="fr2" draw:name="Изображение174" text:anchor-type="paragraph" svg:x="9.335cm" svg:y="3.514cm" svg:width="0.275cm" svg:height="0.254cm" draw:z-index="193"><draw:image xlink:href="Pictures/100000000000000D0000000C3651C361552F3BAB.png" xlink:type="simple" xlink:show="embed" xlink:actuate="onLoad" draw:mime-type="image/png"/></draw:frame><draw:frame draw:style-name="fr2" draw:name="Изображение175" text:anchor-type="paragraph" svg:x="8.721cm" svg:y="3.704cm" svg:width="0.042cm" svg:height="0.064cm" draw:z-index="194"><draw:image xlink:href="Pictures/100000000000000200000003E7E0304680A0CEBE.png" xlink:type="simple" xlink:show="embed" xlink:actuate="onLoad" draw:mime-type="image/png"/></draw:frame><draw:frame draw:style-name="fr2" draw:name="Изображение176" text:anchor-type="paragraph" svg:x="9.843cm" svg:y="3.514cm" svg:width="0.254cm" svg:height="0.254cm" draw:z-index="195"><draw:image xlink:href="Pictures/100000000000000C0000000C51AF95D6B4176341.png" xlink:type="simple" xlink:show="embed" xlink:actuate="onLoad" draw:mime-type="image/png"/></draw:frame><draw:frame draw:style-name="fr2" draw:name="Изображение177" text:anchor-type="paragraph" svg:x="10.118cm" svg:y="3.514cm" svg:width="0.233cm" svg:height="0.339cm" draw:z-index="196"><draw:image xlink:href="Pictures/100000000000000B0000001094507953E91F9E99.png" xlink:type="simple" xlink:show="embed" xlink:actuate="onLoad" draw:mime-type="image/png"/></draw:frame><draw:frame draw:style-name="fr2" draw:name="Изображение178" text:anchor-type="paragraph" svg:x="10.372cm" svg:y="3.514cm" svg:width="0.233cm" svg:height="0.275cm" draw:z-index="197"><draw:image xlink:href="Pictures/100000000000000B0000000DCD3B6EEAEFD48B8F.png" xlink:type="simple" xlink:show="embed" xlink:actuate="onLoad" draw:mime-type="image/png"/></draw:frame><draw:frame draw:style-name="fr2" draw:name="Изображение179" text:anchor-type="paragraph" svg:x="10.668cm" svg:y="3.514cm" svg:width="0.212cm" svg:height="0.254cm" draw:z-index="198"><draw:image xlink:href="Pictures/100000000000000A0000000CDF792C6859DBD895.png" xlink:type="simple" xlink:show="embed" xlink:actuate="onLoad" draw:mime-type="image/png"/></draw:frame><draw:frame draw:style-name="fr2" draw:name="Изображение180" text:anchor-type="paragraph" svg:x="10.901cm" svg:y="3.514cm" svg:width="0.487cm" svg:height="0.296cm" draw:z-index="199"><draw:image xlink:href="Pictures/10000000000000170000000EC0A7DFF33C9FEF62.png" xlink:type="simple" xlink:show="embed" xlink:actuate="onLoad" draw:mime-type="image/png"/></draw:frame><draw:frame draw:style-name="fr1" draw:name="Врезка21" text:anchor-type="paragraph" svg:x="11.43cm" svg:y="3.514cm" svg:width="0.233cm" svg:height="0.254cm" draw:z-index="200"><draw:text-box><text:p text:style-name="boxSans4000">и �</text:p></draw:text-box></draw:frame><draw:frame draw:style-name="fr2" draw:name="Изображение181" text:anchor-type="paragraph" svg:x="11.726cm" svg:y="3.514cm" svg:width="0.275cm" svg:height="0.254cm" draw:z-index="201"><draw:image xlink:href="Pictures/100000000000000D0000000CC70057E5187BDD67.png" xlink:type="simple" xlink:show="embed" xlink:actuate="onLoad" draw:mime-type="image/png"/></draw:frame></text:p>
      <text:p text:style-name="P6"><draw:frame draw:style-name="fr1" draw:name="Врезка22" text:anchor-type="paragraph" svg:x="0.212cm" svg:y="0cm" svg:width="11.811cm" svg:height="26.818cm" draw:z-index="202"><draw:text-box><text:p text:style-name="boxSans13000"><text:bookmark-start text:name="__DdeLink__642_4290967985"/>различие между предприятием (производственной единицей), фирмой и отраслью&gt;?, </text:p><text:p text:style-name="boxSans13000">1. Предприятие — это некая материальная структура — например, завод или фабрика, ферма, шахта, оптовый магазин, склад и т.п., — которая выполняет одну или несколько функций по производству и распределению товаров и услуг. </text:p><text:p text:style-name="boxSans13000">2. Фирма — это предпринимательская структура, которая владеет такими предприятиями и управляет ими. Большинство фирм управляет только одним предприятием, хотя есть немало и таких, в собственности и под управлением которых находится сразу несколько предприятий. Подобные фирмы, объединяющие под своим началом множество предприятий, могут иметь горизонтальную, вертикальную или конгломератную структуры. Например, все без исключения крупные сталелитейные компании в США - (95Х Согрогайоп (Иппе4 без б1ееЙ, Вей!ейет 51ее1, КерифИс ее! и другие — представляют собой вертикальные объединения предприятий, то есть в собственности каждой малой фирмы имеются предприятия на различных стадиях производственного процесса. Каждый производитель стали владеет рудниками и угольными шахтами, известняковыми карьерами, коксовыми печами, домнами, прокатными станами, кузницами, литейными цехами и в некоторых случаях — цехами по изготовлению металлоконструкций. </text:p><text:p text:style-name="boxSans13000">Крупные сети магазинов розничной торговли — например, А&amp;Р, Кудеег, баемау, /.С. Реппеу — это горизонтальные объединения, в которых все предприятия находятся на одной стадии производства. </text:p><text:p text:style-name="boxSans13000">Другие фирмы представляют собой конгломераты; они объединяют предприятия, действующие во многих различных отраслях и на разных рынках. Например, /тегпайопа! Тёерйопе ап4 Тёевтарй помимо основной деятельности, которая отражена в названии этой фирмы, через посредство своих дочерних предприятий осуществляет широкомасштабные операции в таких разнообразных областях, как гостиничное хозяйство, пекарное производство, выпуск учебных материалов,<text:bookmark-start text:name="__DdeLink__644_4290967985"/> страхование.<text:bookmark-end text:name="__DdeLink__642_4290967985"/> </text:p><text:p text:style-name="boxSans13000">3. Отрасль — это группа фирм, производящих одинаковую или по крайней мере однородную продукцию. Несмотря на очевидно несложную структуру, отрасли обычно трудно идентифицировать на практике. Например, как нам определить автомобильную отрасль промышленности? Простейший ответ таков: «Все фирмы, производящие автомоби�<text:bookmark-end text:name="__DdeLink__644_4290967985"/></text:p></draw:text-box></draw:frame></text:p>
      <text:p text:style-name="P7"><draw:frame draw:style-name="fr2" draw:name="Изображение182" text:anchor-type="paragraph" svg:x="0.339cm" svg:y="0.529cm" svg:width="1.016cm" svg:height="0.275cm" draw:z-index="203"><draw:image xlink:href="Pictures/10000000000000300000000D7CB8AA87F088BED7.png" xlink:type="simple" xlink:show="embed" xlink:actuate="onLoad" draw:mime-type="image/png"/></draw:frame><draw:frame draw:style-name="fr2" draw:name="Изображение183" text:anchor-type="paragraph" svg:x="0.339cm" svg:y="1.058cm" svg:width="2.858cm" svg:height="0.36cm" draw:z-index="204"><draw:image xlink:href="Pictures/1000000000000087000000114800FD71E7207624.png" xlink:type="simple" xlink:show="embed" xlink:actuate="onLoad" draw:mime-type="image/png"/></draw:frame><draw:frame draw:style-name="fr2" draw:name="Изображение184" text:anchor-type="paragraph" svg:x="0.529cm" svg:y="1.672cm" svg:width="0.72cm" svg:height="0.275cm" draw:z-index="205"><draw:image xlink:href="Pictures/10000000000000220000000DB72060CA2DDF7D97.png" xlink:type="simple" xlink:show="embed" xlink:actuate="onLoad" draw:mime-type="image/png"/></draw:frame><draw:frame draw:style-name="fr1" draw:name="Врезка23" text:anchor-type="paragraph" svg:x="0.339cm" svg:y="2.307cm" svg:width="13.039cm" svg:height="7.599cm" draw:z-index="206"><draw:text-box><text:p text:style-name="boxSans14000">ТО &lt;60» и «кадиллак», очевидно, весьма различны. Во всяком случае, так считает большинство покупателей. А грузовики? Безусловно, небольшие грузовые пикапы в некотором отношении подобны многотонным автомобилям фургонного типа. Но не лучше ли говорить об «отрасли по производству транспортных средств», чем об «автомобильной отрасли»? </text:p><text:p text:style-name="boxSans14000">Разграничение отраслей становится все более сложной задачей, поскольку большинство предпринимательских структур — это многопрофильные фирмы. Так, американские производители автомобилей выпускают также другую и весьма разнооб�</text:p></draw:text-box></draw:frame><draw:frame draw:style-name="fr1" draw:name="Врезка24" text:anchor-type="paragraph" svg:x="0.339cm" svg:y="10.075cm" svg:width="1.778cm" svg:height="0.445cm" draw:z-index="207"><draw:text-box><text:p text:style-name="boxSans11000">разную �</text:p></draw:text-box></draw:frame><draw:frame draw:style-name="fr1" draw:name="Врезка25" text:anchor-type="paragraph" svg:x="1.588cm" svg:y="0.339cm" svg:width="0.677cm" svg:height="0.466cm" draw:z-index="208"><draw:text-box><text:p text:style-name="boxSans8000">Но �</text:p></draw:text-box></draw:frame><draw:frame draw:style-name="fr1" draw:name="Врезка26" text:anchor-type="paragraph" svg:x="2.35cm" svg:y="0.339cm" svg:width="2.963cm" svg:height="0.72cm" draw:z-index="209"><draw:text-box><text:p text:style-name="boxSans12000">автомобили �</text:p></draw:text-box></draw:frame><draw:frame draw:style-name="fr2" draw:name="Изображение185" text:anchor-type="paragraph" svg:x="5.398cm" svg:y="0.593cm" svg:width="0.423cm" svg:height="0.127cm" draw:z-index="210"><draw:image xlink:href="Pictures/100000000000001400000006797034822BF69239.png" xlink:type="simple" xlink:show="embed" xlink:actuate="onLoad" draw:mime-type="image/png"/></draw:frame><draw:frame draw:style-name="fr1" draw:name="Врезка27" text:anchor-type="paragraph" svg:x="5.906cm" svg:y="0.423cm" svg:width="3.196cm" svg:height="0.466cm" draw:z-index="211"><draw:text-box><text:p text:style-name="boxSans9000">разнородная �</text:p></draw:text-box></draw:frame><draw:frame draw:style-name="fr2" draw:name="Изображение186" text:anchor-type="paragraph" svg:x="3.387cm" svg:y="1.058cm" svg:width="0.339cm" svg:height="0.36cm" draw:z-index="212"><draw:image xlink:href="Pictures/1000000000000010000000110562F6324C4F0409.png" xlink:type="simple" xlink:show="embed" xlink:actuate="onLoad" draw:mime-type="image/png"/></draw:frame><draw:frame draw:style-name="fr1" draw:name="Врезка28" text:anchor-type="paragraph" svg:x="1.418cm" svg:y="1.588cm" svg:width="2.117cm" svg:height="0.466cm" draw:z-index="213"><draw:text-box><text:p text:style-name="boxSans8000">«ОБюЮиИК» �</text:p></draw:text-box></draw:frame><draw:frame draw:style-name="fr2" draw:name="Изображение187" text:anchor-type="paragraph" svg:x="3.62cm" svg:y="1.672cm" svg:width="0.296cm" svg:height="0.296cm" draw:z-index="214"><draw:image xlink:href="Pictures/100000000000000E0000000EAA97A6F812EE9387.png" xlink:type="simple" xlink:show="embed" xlink:actuate="onLoad" draw:mime-type="image/png"/></draw:frame><draw:frame draw:style-name="fr1" draw:name="Врезка29" text:anchor-type="paragraph" svg:x="2.392cm" svg:y="10.075cm" svg:width="2.963cm" svg:height="0.445cm" draw:z-index="215"><draw:text-box><text:p text:style-name="boxSans8000">продукцию: �</text:p></draw:text-box></draw:frame><draw:frame draw:style-name="fr1" draw:name="Врезка30" text:anchor-type="paragraph" svg:x="9.271cm" svg:y="0.529cm" svg:width="2.688cm" svg:height="0.529cm" draw:z-index="216"><draw:text-box><text:p text:style-name="boxSans8000">продукция. �</text:p></draw:text-box></draw:frame><draw:frame draw:style-name="fr1" draw:name="Врезка31" text:anchor-type="paragraph" svg:x="3.916cm" svg:y="0.974cm" svg:width="2.117cm" svg:height="0.614cm" draw:z-index="217"><draw:text-box><text:p text:style-name="boxSans8000">«бьюик» �</text:p></draw:text-box></draw:frame><draw:frame draw:style-name="fr1" draw:name="Врезка32" text:anchor-type="paragraph" svg:x="4.17cm" svg:y="1.503cm" svg:width="1.693cm" svg:height="0.635cm" draw:z-index="218"><draw:text-box><text:p text:style-name="boxSans11000">«форд» �</text:p></draw:text-box></draw:frame><draw:frame draw:style-name="fr2" draw:name="Изображение188" text:anchor-type="paragraph" svg:x="5.609cm" svg:y="10.075cm" svg:width="2.582cm" svg:height="0.36cm" draw:z-index="219"><draw:image xlink:href="Pictures/100000000000007A000000111525BF487184F35E.png" xlink:type="simple" xlink:show="embed" xlink:actuate="onLoad" draw:mime-type="image/png"/></draw:frame><draw:frame draw:style-name="fr1" draw:name="Врезка33" text:anchor-type="paragraph" svg:x="12.129cm" svg:y="0.339cm" svg:width="1.249cm" svg:height="0.466cm" draw:z-index="220"><draw:text-box><text:p text:style-name="boxSans8000">Если �</text:p></draw:text-box></draw:frame><draw:frame draw:style-name="fr2" draw:name="Изображение189" text:anchor-type="paragraph" svg:x="6.244cm" svg:y="1.058cm" svg:width="1.609cm" svg:height="0.36cm" draw:z-index="221"><draw:image xlink:href="Pictures/100000000000004C00000011CDA2A8F2EB8A6151.png" xlink:type="simple" xlink:show="embed" xlink:actuate="onLoad" draw:mime-type="image/png"/></draw:frame><draw:frame draw:style-name="fr1" draw:name="Врезка34" text:anchor-type="paragraph" svg:x="6.054cm" svg:y="1.672cm" svg:width="1.08cm" svg:height="0.466cm" draw:z-index="222"><draw:text-box><text:p text:style-name="boxSans8000">ИЛИ, �</text:p></draw:text-box></draw:frame><draw:frame draw:style-name="fr1" draw:name="Врезка35" text:anchor-type="paragraph" svg:x="8.551cm" svg:y="10.075cm" svg:width="3.217cm" svg:height="0.445cm" draw:z-index="223"><draw:text-box><text:p text:style-name="boxSans10000">ЛОКОМоОТиИвВЫ, �</text:p></draw:text-box></draw:frame><draw:frame draw:style-name="fr1" draw:name="Врезка36" text:anchor-type="paragraph" svg:x="8.022cm" svg:y="1.058cm" svg:width="1.609cm" svg:height="0.445cm" draw:z-index="224"><draw:text-box><text:p text:style-name="boxSans10000">между �</text:p></draw:text-box></draw:frame><draw:frame draw:style-name="fr1" draw:name="Врезка37" text:anchor-type="paragraph" svg:x="7.303cm" svg:y="1.672cm" svg:width="1.969cm" svg:height="0.466cm" draw:z-index="225"><draw:text-box><text:p text:style-name="boxSans8000">кажем. �</text:p></draw:text-box></draw:frame><draw:frame draw:style-name="fr2" draw:name="Изображение190" text:anchor-type="paragraph" svg:x="12.044cm" svg:y="10.075cm" svg:width="1.27cm" svg:height="0.36cm" draw:z-index="226"><draw:image xlink:href="Pictures/100000000000003C000000112D86B0A82A63D1EF.png" xlink:type="simple" xlink:show="embed" xlink:actuate="onLoad" draw:mime-type="image/png"/></draw:frame><draw:frame draw:style-name="fr1" draw:name="Врезка38" text:anchor-type="paragraph" svg:x="9.8cm" svg:y="0.974cm" svg:width="1.609cm" svg:height="0.529cm" draw:z-index="227"><draw:text-box><text:p text:style-name="boxSans8000">собой. �</text:p></draw:text-box></draw:frame><draw:frame draw:style-name="fr1" draw:name="Врезка39" text:anchor-type="paragraph" svg:x="9.525cm" svg:y="1.588cm" svg:width="1.715cm" svg:height="0.55cm" draw:z-index="228"><draw:text-box><text:p text:style-name="boxSans11000">«форд» �</text:p></draw:text-box></draw:frame><draw:frame draw:style-name="fr2" draw:name="Изображение191" text:anchor-type="paragraph" svg:x="11.684cm" svg:y="1.058cm" svg:width="0.804cm" svg:height="0.36cm" draw:z-index="229"><draw:image xlink:href="Pictures/1000000000000026000000114ACFB6F339CF63AE.png" xlink:type="simple" xlink:show="embed" xlink:actuate="onLoad" draw:mime-type="image/png"/></draw:frame><draw:frame draw:style-name="fr2" draw:name="Изображение192" text:anchor-type="paragraph" svg:x="11.409cm" svg:y="1.672cm" svg:width="0.339cm" svg:height="0.381cm" draw:z-index="230"><draw:image xlink:href="Pictures/100000000000001000000012AD5DCD7C7B586EE0.png" xlink:type="simple" xlink:show="embed" xlink:actuate="onLoad" draw:mime-type="image/png"/></draw:frame><draw:frame draw:style-name="fr2" draw:name="Изображение193" text:anchor-type="paragraph" svg:x="12.742cm" svg:y="1.058cm" svg:width="0.635cm" svg:height="0.36cm" draw:z-index="231"><draw:image xlink:href="Pictures/100000000000001E00000011449044367AB407D7.png" xlink:type="simple" xlink:show="embed" xlink:actuate="onLoad" draw:mime-type="image/png"/></draw:frame><draw:frame draw:style-name="fr1" draw:name="Врезка40" text:anchor-type="paragraph" svg:x="11.959cm" svg:y="1.672cm" svg:width="1.418cm" svg:height="0.466cm" draw:z-index="232"><draw:text-box><text:p text:style-name="boxSans9000">«Гео», �</text:p></draw:text-box></draw:frame></text:p>
      <text:p text:style-name="P8"><draw:frame draw:style-name="fr1" draw:name="Врезка41" text:anchor-type="paragraph" svg:x="0cm" svg:y="0cm" svg:width="13.25cm" svg:height="2.328cm" draw:z-index="233"><draw:text-box><text:p text:style-name="boxSans13000">бусы, <text:bookmark-start text:name="__DdeLink__647_4290967985"/>рефрижераторы, управляемые ракеты, кондиционеры воздуха. В силу этих причин любая классификация отраслей всегда в чем-то произвольна.<text:bookmark-end text:name="__DdeLink__647_4290967985"/> �</text:p></draw:text-box></draw:frame><draw:frame draw:style-name="fr1" draw:name="Врезка42" text:anchor-type="paragraph" svg:x="0cm" svg:y="2.9cm" svg:width="13.25cm" svg:height="32.068cm" draw:z-index="234"><draw:text-box><text:p text:style-name="P12"><text:bookmark-start text:name="__DdeLink__650_4290967985"/>ОРГАНИЗАЦИОННО-ПРАВОВЫЕ _ ФОРМЫ ДЕЛОВЫХ ПРЕДПРИЯТИЙ </text:p><text:p text:style-name="P12">Деловые предприятия отличаются крайним разнообразием: к этой категории относятся как гигантские корпорации, подобные Сенега! Мою, объем продаж которой в 1993 г достиг 134 млрд дол., а численность занятых — 711 тыс. человек, так и местные специализированные магазины или семейные продуктовые лавки с одним-двумя служащими и ежедневным объемом продаж 100-150 дол. Такое разнообразие порождает необходимость классифицировать фирмы по некоторым критериям, таким, например, как правовой статус, отрасль деятельности, выпускаемая продукция, или размер. Рис. 5-4 демонстрирует распределение деловых предприятий по трем основным организационно-правовым формам: 1) индивидуальная частная фирма; 2) партнерство (товарищество); 3} корпорация. Давайте проведем различия и выделим преимущества и недостатки каждой формы. </text:p><text:p text:style-name="P12">Индивидуальная частная фирма </text:p><text:p text:style-name="P12">Индивидуальная частная фирма — это, по существу, индивидуальное (самостоятельное) ведение бизнеса в своих интересах. Частный предпринимательсобственник изначально владеет материальными ресурсами и капитальным оборудованием, необходимыми для производственной и коммерческой деятельности, или приобретает ‘их, а также лично контролирует деятельность предприятия. </text:p><text:p text:style-name="P12">Преимущества. Этот чрезвычайно простой тип организации бизнеса имеет определенные достоинства. </text:p><text:p text:style-name="P12">1. Индивидуальную частную фирму легко учредить, так как это не вызывает практически никаких юридических или бюрократических препон и связанных с ними расходов. </text:p><text:p text:style-name="P12">2. Частный предприниматель — сам себе хозяин и пользуется значительной свободой действий. Получаемый частным предпринимателем доход зависит от успешной деятельности его предприятия, и это дает мощный и непосредственный стимул вести дела эффективно. </text:p><text:p text:style-name="P12">Недостатки. Однако недостатки этой организационной формы бизнеса весьма значительны. </text:p><text:p text:style-name="boxSans17000"><text:span text:style-name="T1">1. За редким исключением, финансовые ресурсы частного предпринимателя недостаточны для того, чтобы фирма могла вырасти в крунномасштабное предприятие. Финансовые средства обычно</text:span><text:bookmark-end text:name="__DdeLink__650_4290967985"/><text:span text:style-name="T1"> </text:span>�</text:p></draw:text-box></draw:frame></text:p>
      <text:p text:style-name="P9"><draw:frame draw:style-name="fr1" draw:name="Врезка43" text:anchor-type="paragraph" svg:x="0cm" svg:y="0cm" svg:width="13.208cm" svg:height="16.298cm" draw:z-index="235"><draw:text-box><text:p text:style-name="P10">ограничены той суммой, которую предприниматель имеет на своих банковских счетах, и тем, что он может занять. Поскольку среди индивидуальных частных фирм относительно высок процент банкротств, коммерческие банки не слишком охотно предоставляют им крупные кредиты. </text:p><text:p text:style-name="P10">2. Полностью и единолично отвечая за деятельность предприятия, частный предприниматель вынужден сам выполнять все основные управленческие функции. Ему приходится принимать все решения по поводу закупок, продаж, привлечения и обучения персонала; он должен также держать под контролем технические аспекты, связанные с производством, рекламой и распределением продукции. Короче говоря, потенциальные выгоды от специализации в управлении бизнесом индивидуальному предпринимательству небольшого масштаба обычно недоступны. </text:p><text:p text:style-name="P10">3. Наиболее важный недостаток заключается в том, что индивидуальный частный предприниматель несет неограниченную ответственность. Это означает, что он рискует не только активами фирмы, но и своими личными активами. Если активы бесприбыльного частного предприятия недостаточны для удовлетворения притязаний кредиторов, то последние могут предъявить требования к личной собственности владельца предприятия. �</text:p></draw:text-box></draw:frame><draw:frame draw:style-name="fr1" draw:name="Врезка44" text:anchor-type="paragraph" svg:x="0cm" svg:y="17.145cm" svg:width="13.208cm" svg:height="16.933cm" draw:z-index="236"><draw:text-box><text:p text:style-name="P10">Партнерство </text:p><text:p text:style-name="P10">Партнерство (товарищество) как форма организации бизнеса в большей или меньшей степени является следствием естественного развития индивидуальной частной фирмы. Партнерства зародились в попытке преодолеть некоторые из основных недостатков индивидуального предпринимательства. Партнерство — это форма организации бизнеса, при которой два или более человека договариваются о владении предприятием и его управлении. Обычно они объединяют свои финансовые ресурсы и деловые навыки. Подобным же образом они распределяют риски, а также прибыли или убытки, которые могут выпасть на их долю. </text:p><text:p text:style-name="P10">Преимущества. Каковы преимущества партнерства? </text:p><text:p text:style-name="P10">1. Подобно индивидуальной частной фирме, партнерство легко организовать. Почти во всех случаях заключается письменное соглашение, и, как правило, это не связано с обременительными бюрократическими процедурами. </text:p><text:p text:style-name="P10">2. Благодаря участию в бизнесе нескольких партнеров становится возможной более высокая степень специализации в управлении. </text:p><text:p text:style-name="P10">3. Объединение в партнерстве нескольких участников позволяет расширить его финансовые ресурсы в сравнении с ресурсами индивидуальной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Sans" svg:font-family="San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xSans14.00.00.00" style:family="paragraph">
      <style:paragraph-properties style:line-spacing="0cm" fo:text-align="start" style:justify-single-word="false"/>
      <style:text-properties style:font-name="Sans" fo:font-family="Sans" fo:font-size="14pt" fo:letter-spacing="normal" fo:font-style="normal" fo:font-weight="normal"/>
    </style:style>
    <style:style style:name="boxSans13.00.00.00" style:family="paragraph">
      <style:paragraph-properties style:line-spacing="0cm" fo:text-align="start" style:justify-single-word="false"/>
      <style:text-properties style:font-name="Sans" fo:font-family="Sans" fo:font-size="13pt" fo:letter-spacing="normal" fo:font-style="normal" fo:font-weight="normal"/>
    </style:style>
    <style:style style:name="boxSans12.00.00.00" style:family="paragraph">
      <style:paragraph-properties style:line-spacing="0cm" fo:text-align="start" style:justify-single-word="false"/>
      <style:text-properties style:font-name="Sans" fo:font-family="Sans" fo:font-size="12pt" fo:letter-spacing="normal" fo:font-style="normal" fo:font-weight="normal"/>
    </style:style>
    <style:style style:name="boxSans10.00.00.00" style:family="paragraph">
      <style:paragraph-properties style:line-spacing="0cm" fo:text-align="start" style:justify-single-word="false"/>
      <style:text-properties style:font-name="Sans" fo:font-family="Sans" fo:font-size="10pt" fo:letter-spacing="normal" fo:font-style="normal" fo:font-weight="normal"/>
    </style:style>
    <style:style style:name="boxSans15.00.00.00" style:family="paragraph">
      <style:paragraph-properties style:line-spacing="0cm" fo:text-align="start" style:justify-single-word="false"/>
      <style:text-properties style:font-name="Sans" fo:font-family="Sans" fo:font-size="15pt" fo:letter-spacing="normal" fo:font-style="normal" fo:font-weight="normal"/>
    </style:style>
    <style:style style:name="boxSans18000" style:family="paragraph">
      <style:paragraph-properties style:line-spacing="0cm" fo:text-align="start" style:justify-single-word="false"/>
      <style:text-properties style:font-name="Sans" fo:font-family="Sans" fo:font-size="18pt" fo:letter-spacing="normal" fo:font-style="normal" fo:font-weight="normal"/>
    </style:style>
    <style:style style:name="boxSans14000" style:family="paragraph">
      <style:paragraph-properties style:line-spacing="0cm" fo:text-align="start" style:justify-single-word="false"/>
      <style:text-properties style:font-name="Sans" fo:font-family="Sans" fo:font-size="14pt" fo:letter-spacing="normal" fo:font-style="normal" fo:font-weight="normal"/>
    </style:style>
    <style:style style:name="boxSans8000" style:family="paragraph">
      <style:paragraph-properties style:line-spacing="0cm" fo:text-align="start" style:justify-single-word="false"/>
      <style:text-properties style:font-name="Sans" fo:font-family="Sans" fo:font-size="8pt" fo:letter-spacing="normal" fo:font-style="normal" fo:font-weight="normal"/>
    </style:style>
    <style:style style:name="boxSans15000" style:family="paragraph">
      <style:paragraph-properties style:line-spacing="0cm" fo:text-align="start" style:justify-single-word="false"/>
      <style:text-properties style:font-name="Sans" fo:font-family="Sans" fo:font-size="15pt" fo:letter-spacing="normal" fo:font-style="normal" fo:font-weight="normal"/>
    </style:style>
    <style:style style:name="boxSans13000" style:family="paragraph">
      <style:paragraph-properties style:line-spacing="0cm" fo:text-align="start" style:justify-single-word="false"/>
      <style:text-properties style:font-name="Sans" fo:font-family="Sans" fo:font-size="13pt" fo:letter-spacing="normal" fo:font-style="normal" fo:font-weight="normal"/>
    </style:style>
    <style:style style:name="boxSans10000" style:family="paragraph">
      <style:paragraph-properties style:line-spacing="0cm" fo:text-align="start" style:justify-single-word="false"/>
      <style:text-properties style:font-name="Sans" fo:font-family="Sans" fo:font-size="10pt" fo:letter-spacing="normal" fo:font-style="normal" fo:font-weight="normal"/>
    </style:style>
    <style:style style:name="boxSans16000" style:family="paragraph">
      <style:paragraph-properties style:line-spacing="0cm" fo:text-align="start" style:justify-single-word="false"/>
      <style:text-properties style:font-name="Sans" fo:font-family="Sans" fo:font-size="16pt" fo:letter-spacing="normal" fo:font-style="normal" fo:font-weight="normal"/>
    </style:style>
    <style:style style:name="boxSans6000" style:family="paragraph">
      <style:paragraph-properties style:line-spacing="0cm" fo:text-align="start" style:justify-single-word="false"/>
      <style:text-properties style:font-name="Sans" fo:font-family="Sans" fo:font-size="6pt" fo:letter-spacing="normal" fo:font-style="normal" fo:font-weight="normal"/>
    </style:style>
    <style:style style:name="boxSans12000" style:family="paragraph">
      <style:paragraph-properties style:line-spacing="0cm" fo:text-align="start" style:justify-single-word="false"/>
      <style:text-properties style:font-name="Sans" fo:font-family="Sans" fo:font-size="12pt" fo:letter-spacing="normal" fo:font-style="normal" fo:font-weight="normal"/>
    </style:style>
    <style:style style:name="boxSans7000" style:family="paragraph">
      <style:paragraph-properties style:line-spacing="0cm" fo:text-align="start" style:justify-single-word="false"/>
      <style:text-properties style:font-name="Sans" fo:font-family="Sans" fo:font-size="7pt" fo:letter-spacing="normal" fo:font-style="normal" fo:font-weight="normal"/>
    </style:style>
    <style:style style:name="boxSans4000" style:family="paragraph">
      <style:paragraph-properties style:line-spacing="0cm" fo:text-align="start" style:justify-single-word="false"/>
      <style:text-properties style:font-name="Sans" fo:font-family="Sans" fo:font-size="4pt" fo:letter-spacing="normal" fo:font-style="normal" fo:font-weight="normal"/>
    </style:style>
    <style:style style:name="boxSans11000" style:family="paragraph">
      <style:paragraph-properties style:line-spacing="0cm" fo:text-align="start" style:justify-single-word="false"/>
      <style:text-properties style:font-name="Sans" fo:font-family="Sans" fo:font-size="11pt" fo:letter-spacing="normal" fo:font-style="normal" fo:font-weight="normal"/>
    </style:style>
    <style:style style:name="boxSans9000" style:family="paragraph">
      <style:paragraph-properties style:line-spacing="0cm" fo:text-align="start" style:justify-single-word="false"/>
      <style:text-properties style:font-name="Sans" fo:font-family="Sans" fo:font-size="9pt" fo:letter-spacing="normal" fo:font-style="normal" fo:font-weight="normal"/>
    </style:style>
    <style:style style:name="boxSans17000" style:family="paragraph">
      <style:paragraph-properties style:line-spacing="0cm" fo:text-align="start" style:justify-single-word="false"/>
      <style:text-properties style:font-name="Sans" fo:font-family="Sans" fo:font-size="17pt" fo:letter-spacing="normal" fo:font-style="normal" fo:font-weight="normal"/>
    </style:style>
    <style:style style:name="Frame_20_contents" style:display-name="Frame contents" style:family="paragraph" style:parent-style-name="Standard" style:class="extra"/>
    <style:style style:name="Photo" style:family="graphic">
      <style:graphic-properties draw:fill="none"/>
    </style:style>
    <style:style style:name="FrameStyle"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40cm" fo:page-height="49.999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2.361cm" fo:page-height="4.212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2.023cm" fo:page-height="26.818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Page5.4916666666666666.158333333333333Master" style:page-layout-name="Mpm2" draw:style-name="Mdp1"/>
    <style:master-page style:name="Page5.55.991666666666666Master" style:page-layout-name="Mpm3" draw:style-name="Mdp1"/>
    <style:master-page style:name="Page5.4083333333333336.225Master" style:page-layout-name="Mpm3" draw:style-name="Mdp1"/>
    <style:master-page style:name="Page5.51666666666666714.141666666666667Master" style:page-layout-name="Mpm3" draw:style-name="Mdp1"/>
    <style:master-page style:name="Page4.8666666666666661.6583333333333334Master" style:page-layout-name="Mpm4" draw:style-name="Mdp1"/>
    <style:master-page style:name="Page4.73333333333333310.558333333333334Master" style:page-layout-name="Mpm5" draw:style-name="Mdp1"/>
    <style:master-page style:name="Page5.3166666666666664.216666666666667Master" style:page-layout-name="Mpm3" draw:style-name="Mdp1"/>
    <style:master-page style:name="Page5.21666666666666713.766666666666667Master" style:page-layout-name="Mpm3" draw:style-name="Mdp1"/>
    <style:master-page style:name="Page5.46666666666666713.758333333333333Master"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date>2023-10-18T17:06:07.462955263</dc:date>
    <meta:editing-duration>PT1M42S</meta:editing-duration>
    <meta:editing-cycles>1</meta:editing-cycles>
    <meta:document-statistic meta:table-count="0" meta:image-count="193" meta:object-count="0" meta:page-count="9" meta:paragraph-count="71" meta:word-count="1583" meta:character-count="12415" meta:non-whitespace-character-count="10860"/>
  </office:meta>
</office:document-meta>
</file>